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5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19" table:style-name="ce46">
            <text:p><text:s text:c="2"/>15 019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82" table:style-name="ce46">
            <text:p><text:s text:c="2"/>16 7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3172" table:style-name="ce46">
            <text:p><text:s text:c="2"/>3 17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14" table:style-name="ce46">
            <text:p><text:s text:c="2"/>9 3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20" table:style-name="ce46">
            <text:p><text:s text:c="2"/>14 6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84" table:style-name="ce46">
            <text:p><text:s text:c="2"/>3 7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2" table:style-name="ce46">
            <text:p><text:s text:c="2"/>4 7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41" table:style-name="ce46">
            <text:p><text:s text:c="2"/>26 8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5" table:style-name="ce46">
            <text:p><text:s text:c="2"/>1 6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23" table:style-name="ce46">
            <text:p><text:s text:c="2"/>15 9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8" table:style-name="ce46">
            <text:p><text:s text:c="3"/>8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07" table:style-name="ce46">
            <text:p><text:s text:c="2"/>46 10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097" table:style-name="ce46">
            <text:p><text:s text:c="2"/>2 097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00" table:style-name="ce46">
            <text:p><text:s text:c="2"/>30 5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5" table:style-name="ce46">
            <text:p><text:s text:c="2"/>1 4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11" table:style-name="ce46">
            <text:p><text:s text:c="2"/>8 9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622" table:style-name="ce46">
            <text:p><text:s text:c="2"/>43 62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3931" table:style-name="ce47">
            <text:p><text:s text:c="2"/>3 931</text:p>
          </table:table-cell>
          <table:table-cell office:value-type="float" office:value="996" table:style-name="ce47">
            <text:p><text:s text:c="3"/>99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22" table:style-name="ce47">
            <text:p><text:s text:c="2"/>4 2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92" table:style-name="ce47">
            <text:p><text:s text:c="2"/>6 0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3" table:style-name="ce47">
            <text:p><text:s text:c="3"/>6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2003" table:style-name="ce47">
            <text:p><text:s text:c="2"/>2 0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257" table:style-name="ce47">
            <text:p><text:s text:c="2"/>20 25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69" table:style-name="ce47">
            <text:p><text:s text:c="2"/>6 6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80" table:style-name="ce47">
            <text:p><text:s text:c="2"/>7 08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68" table:style-name="ce47">
            <text:p><text:s text:c="2"/>4 7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11" table:style-name="ce47">
            <text:p><text:s text:c="2"/>4 91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23" table:style-name="ce47">
            <text:p><text:s text:c="2"/>2 72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07" table:style-name="ce47">
            <text:p><text:s text:c="2"/>3 80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1951" table:style-name="ce47">
            <text:p><text:s text:c="2"/>1 95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693" table:style-name="ce47">
            <text:p><text:s text:c="2"/>50 6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325" table:style-name="ce47">
            <text:p><text:s text:c="2"/>53 3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348" table:style-name="ce46">
            <text:p><text:s text:c="2"/>1 34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27" table:style-name="ce46">
            <text:p><text:s text:c="2"/>16 9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68" table:style-name="ce46">
            <text:p><text:s text:c="2"/>18 4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46" table:style-name="ce46">
            <text:p><text:s text:c="2"/>9 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48" table:style-name="ce46">
            <text:p><text:s text:c="2"/>9 5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17" table:style-name="ce46">
            <text:p><text:s text:c="2"/>12 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1" table:style-name="ce46">
            <text:p><text:s text:c="2"/>1 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22" table:style-name="ce46">
            <text:p><text:s text:c="2"/>17 3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454" table:style-name="ce46">
            <text:p><text:s text:c="2"/>1 454</text:p>
          </table:table-cell>
          <table:table-cell office:value-type="float" office:value="1720" table:style-name="ce46">
            <text:p><text:s text:c="2"/>1 720</text:p>
          </table:table-cell>
          <table:table-cell office:value-type="float" office:value="2187" table:style-name="ce46">
            <text:p><text:s text:c="2"/>2 18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406" table:style-name="ce46">
            <text:p><text:s text:c="2"/>3 406</text:p>
          </table:table-cell>
          <table:table-cell office:value-type="float" office:value="4907" table:style-name="ce46">
            <text:p><text:s text:c="2"/>4 9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8" table:style-name="ce46">
            <text:p><text:s text:c="2"/>1 448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9" table:style-name="ce46">
            <text:p><text:s text:c="3"/>7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58" table:style-name="ce46">
            <text:p><text:s text:c="2"/>18 558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5" table:style-name="ce46">
            <text:p><text:s text:c="2"/>1 6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22" table:style-name="ce46">
            <text:p><text:s text:c="2"/>3 22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760" table:style-name="ce47">
            <text:p><text:s text:c="2"/>5 760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57" table:style-name="ce47">
            <text:p><text:s text:c="2"/>1 8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35" table:style-name="ce47">
            <text:p><text:s text:c="2"/>8 13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3742" table:style-name="ce47">
            <text:p><text:s text:c="2"/>3 742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60" table:style-name="ce47">
            <text:p><text:s text:c="2"/>6 860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8921" table:style-name="ce47">
            <text:p><text:s text:c="2"/>8 9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49" table:style-name="ce47">
            <text:p><text:s text:c="2"/>23 54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208" table:style-name="ce47">
            <text:p><text:s text:c="2"/>10 208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020" table:style-name="ce47">
            <text:p><text:s text:c="2"/>1 0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370" table:style-name="ce47">
            <text:p><text:s text:c="2"/>164 3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89" table:style-name="ce47">
            <text:p><text:s text:c="2"/>2 789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450" table:style-name="ce47">
            <text:p><text:s text:c="3"/>450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52" table:style-name="ce47">
            <text:p><text:s text:c="2"/>14 7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112" table:style-name="ce47">
            <text:p><text:s text:c="2"/>198 11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2" table:style-name="ce47">
            <text:p><text:s text:c="2"/>1 22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3727" table:style-name="ce47">
            <text:p><text:s text:c="2"/>13 7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65" table:style-name="ce47">
            <text:p><text:s text:c="2"/>15 16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914" table:style-name="ce47">
            <text:p><text:s text:c="2"/>1 914</text:p>
          </table:table-cell>
          <table:table-cell office:value-type="float" office:value="8566" table:style-name="ce47">
            <text:p><text:s text:c="2"/>8 5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84" table:style-name="ce47">
            <text:p><text:s text:c="2"/>12 0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753" table:style-name="ce46">
            <text:p><text:s text:c="2"/>1 75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67" table:style-name="ce46">
            <text:p><text:s text:c="2"/>3 7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5" table:style-name="ce46">
            <text:p><text:s text:c="2"/>3 5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3" table:style-name="ce46">
            <text:p><text:s text:c="3"/>9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7" table:style-name="ce46">
            <text:p><text:s text:c="2"/>1 7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11075" table:style-name="ce46">
            <text:p><text:s text:c="2"/>11 0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2" table:style-name="ce46">
            <text:p><text:s text:c="3"/>982</text:p>
          </table:table-cell>
          <table:table-cell office:value-type="float" office:value="1133" table:style-name="ce46">
            <text:p><text:s text:c="2"/>1 133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11" table:style-name="ce46">
            <text:p><text:s text:c="2"/>27 0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1" table:style-name="ce46">
            <text:p><text:s text:c="2"/>3 9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6" table:style-name="ce46">
            <text:p><text:s text:c="2"/>4 82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03" table:style-name="ce46">
            <text:p><text:s text:c="2"/>2 9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991" table:style-name="ce46">
            <text:p><text:s text:c="2"/>2 9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81" table:style-name="ce46">
            <text:p><text:s text:c="2"/>7 18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01" table:style-name="ce46">
            <text:p><text:s text:c="3"/>9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0" table:style-name="ce46">
            <text:p><text:s text:c="2"/>1 09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03" table:style-name="ce46">
            <text:p><text:s text:c="2"/>9 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39" table:style-name="ce46">
            <text:p><text:s text:c="2"/>11 33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27" table:style-name="ce47">
            <text:p><text:s text:c="2"/>5 2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6" table:style-name="ce47">
            <text:p><text:s text:c="2"/>1 7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348" table:style-name="ce47">
            <text:p><text:s text:c="2"/>1 3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86" table:style-name="ce47">
            <text:p><text:s text:c="2"/>8 98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1951" table:style-name="ce23">
            <text:p><text:s text:c="2"/>1 951</text:p>
          </table:table-cell>
          <table:table-cell office:value-type="float" office:value="6118" table:style-name="ce23">
            <text:p><text:s text:c="2"/>6 118</text:p>
          </table:table-cell>
          <table:table-cell office:value-type="float" office:value="1315" table:style-name="ce23">
            <text:p><text:s text:c="2"/>1 3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2" table:style-name="ce23">
            <text:p><text:s text:c="3"/>8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075" table:style-name="ce23">
            <text:p><text:s text:c="2"/>1 0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00" table:style-name="ce23">
            <text:p><text:s text:c="2"/>12 7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02" table:style-name="ce47">
            <text:p><text:s text:c="2"/>2 702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673" table:style-name="ce47">
            <text:p><text:s text:c="2"/>1 6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08" table:style-name="ce47">
            <text:p><text:s text:c="2"/>6 30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1819" table:style-name="ce47">
            <text:p><text:s text:c="2"/>1 81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41" table:style-name="ce47">
            <text:p><text:s text:c="2"/>7 2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67" table:style-name="ce47">
            <text:p><text:s text:c="2"/>14 0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24" table:style-name="ce47">
            <text:p><text:s text:c="2"/>2 02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15" table:style-name="ce47">
            <text:p><text:s text:c="3"/>9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350" table:style-name="ce47">
            <text:p><text:s text:c="2"/>2 3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622" table:style-name="ce47">
            <text:p><text:s text:c="2"/>29 622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813" table:style-name="ce47">
            <text:p><text:s text:c="2"/>1 8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88" table:style-name="ce47">
            <text:p><text:s text:c="2"/>2 7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94" table:style-name="ce46">
            <text:p><text:s text:c="2"/>1 0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0" table:style-name="ce46">
            <text:p><text:s text:c="2"/>2 3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11" table:style-name="ce46">
            <text:p><text:s text:c="2"/>3 3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77" table:style-name="ce46">
            <text:p><text:s text:c="2"/>8 877</text:p>
          </table:table-cell>
          <table:table-cell office:value-type="float" office:value="1676" table:style-name="ce46">
            <text:p><text:s text:c="2"/>1 6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1" table:style-name="ce46">
            <text:p><text:s text:c="2"/>3 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955" table:style-name="ce46">
            <text:p><text:s text:c="2"/>1 9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98" table:style-name="ce46">
            <text:p><text:s text:c="2"/>20 9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105" table:style-name="ce46">
            <text:p><text:s text:c="2"/>1 105</text:p>
          </table:table-cell>
          <table:table-cell office:value-type="float" office:value="12072" table:style-name="ce46">
            <text:p><text:s text:c="2"/>12 072</text:p>
          </table:table-cell>
          <table:table-cell office:value-type="float" office:value="1098" table:style-name="ce46">
            <text:p><text:s text:c="2"/>1 0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30" table:style-name="ce46">
            <text:p><text:s text:c="2"/>12 4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97" table:style-name="ce46">
            <text:p><text:s text:c="2"/>28 3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03" table:style-name="ce46">
            <text:p><text:s text:c="2"/>3 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85" table:style-name="ce46">
            <text:p><text:s text:c="2"/>6 285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4715" table:style-name="ce46">
            <text:p><text:s text:c="2"/>4 7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1078" table:style-name="ce46">
            <text:p><text:s text:c="2"/>1 078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501" table:style-name="ce46">
            <text:p><text:s text:c="2"/>1 501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32" table:style-name="ce46">
            <text:p><text:s text:c="2"/>19 53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970" table:style-name="ce46">
            <text:p><text:s text:c="2"/>11 9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39193" table:style-name="ce46">
            <text:p><text:s text:c="2"/>39 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314" table:style-name="ce46">
            <text:p><text:s text:c="2"/>53 31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9" table:style-name="ce47">
            <text:p><text:s text:c="2"/>1 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9" table:style-name="ce47">
            <text:p><text:s text:c="2"/>1 16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6" table:style-name="ce47">
            <text:p><text:s text:c="2"/>6 226</text:p>
          </table:table-cell>
          <table:table-cell office:value-type="float" office:value="5793" table:style-name="ce47">
            <text:p><text:s text:c="2"/>5 79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61" table:style-name="ce47">
            <text:p><text:s text:c="2"/>12 46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62" table:style-name="ce47">
            <text:p><text:s text:c="2"/>3 162</text:p>
          </table:table-cell>
          <table:table-cell office:value-type="float" office:value="15819" table:style-name="ce47">
            <text:p><text:s text:c="2"/>15 819</text:p>
          </table:table-cell>
          <table:table-cell office:value-type="float" office:value="3223" table:style-name="ce47">
            <text:p><text:s text:c="2"/>3 2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2" table:style-name="ce47">
            <text:p><text:s text:c="2"/>1 592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348" table:style-name="ce47">
            <text:p><text:s text:c="2"/>1 3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935" table:style-name="ce47">
            <text:p><text:s text:c="2"/>25 93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29" table:style-name="ce47">
            <text:p><text:s text:c="2"/>3 329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1263" table:style-name="ce47">
            <text:p><text:s text:c="2"/>1 2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65" table:style-name="ce47">
            <text:p><text:s text:c="3"/>56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471" table:style-name="ce47">
            <text:p><text:s text:c="3"/>47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0" table:style-name="ce47">
            <text:p><text:s text:c="2"/>1 0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26" table:style-name="ce47">
            <text:p><text:s text:c="2"/>10 82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785" table:style-name="ce23">
            <text:p><text:s text:c="2"/>3 7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62" table:style-name="ce23">
            <text:p><text:s text:c="3"/>562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18" table:style-name="ce23">
            <text:p><text:s text:c="2"/>1 118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731" table:style-name="ce23">
            <text:p><text:s text:c="3"/>731</text:p>
          </table:table-cell>
          <table:table-cell office:value-type="float" office:value="972" table:style-name="ce23">
            <text:p><text:s text:c="3"/>9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1470" table:style-name="ce23">
            <text:p><text:s text:c="2"/>1 4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109" table:style-name="ce23">
            <text:p><text:s text:c="2"/>12 10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59" table:style-name="ce46">
            <text:p><text:s text:c="2"/>6 8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11" table:style-name="ce46">
            <text:p><text:s text:c="2"/>7 5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62" table:style-name="ce46">
            <text:p><text:s text:c="2"/>4 662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7867" table:style-name="ce46">
            <text:p><text:s text:c="2"/>7 8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907" table:style-name="ce46">
            <text:p><text:s text:c="2"/>7 9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29" table:style-name="ce46">
            <text:p><text:s text:c="2"/>2 9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401" table:style-name="ce46">
            <text:p><text:s text:c="2"/>29 40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6" table:style-name="ce46">
            <text:p><text:s text:c="2"/>4 8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76" table:style-name="ce46">
            <text:p><text:s text:c="2"/>4 8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457" table:style-name="ce46">
            <text:p><text:s text:c="2"/>3 45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896" table:style-name="ce46">
            <text:p><text:s text:c="2"/>3 896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842" table:style-name="ce46">
            <text:p><text:s text:c="3"/>842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404" table:style-name="ce46">
            <text:p><text:s text:c="3"/>404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9391" table:style-name="ce46">
            <text:p><text:s text:c="2"/>9 391</text:p>
          </table:table-cell>
          <table:table-cell office:value-type="float" office:value="1502" table:style-name="ce46">
            <text:p><text:s text:c="2"/>1 502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1850" table:style-name="ce46">
            <text:p><text:s text:c="2"/>1 850</text:p>
          </table:table-cell>
          <table:table-cell office:value-type="float" office:value="1061" table:style-name="ce46">
            <text:p><text:s text:c="2"/>1 061</text:p>
          </table:table-cell>
          <table:table-cell office:value-type="float" office:value="2345" table:style-name="ce46">
            <text:p><text:s text:c="2"/>2 345</text:p>
          </table:table-cell>
          <table:table-cell office:value-type="float" office:value="2233" table:style-name="ce46">
            <text:p><text:s text:c="2"/>2 23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20" table:style-name="ce46">
            <text:p><text:s text:c="2"/>1 420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6021" table:style-name="ce46">
            <text:p><text:s text:c="2"/>6 021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1278" table:style-name="ce46">
            <text:p><text:s text:c="2"/>1 278</text:p>
          </table:table-cell>
          <table:table-cell office:value-type="float" office:value="1511" table:style-name="ce46">
            <text:p><text:s text:c="2"/>1 511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953" table:style-name="ce46">
            <text:p><text:s text:c="2"/>1 953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1743" table:style-name="ce46">
            <text:p><text:s text:c="2"/>1 743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1799" table:style-name="ce46">
            <text:p><text:s text:c="2"/>1 79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015" table:style-name="ce46">
            <text:p><text:s text:c="2"/>59 0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799" table:style-name="ce46">
            <text:p><text:s text:c="2"/>1 79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8672" table:style-name="ce46">
            <text:p><text:s text:c="2"/>8 672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526" table:style-name="ce46">
            <text:p><text:s text:c="2"/>2 526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2244" table:style-name="ce46">
            <text:p><text:s text:c="2"/>2 244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720" table:style-name="ce46">
            <text:p><text:s text:c="3"/>720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4646" table:style-name="ce46">
            <text:p><text:s text:c="2"/>4 646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585" table:style-name="ce46">
            <text:p><text:s text:c="2"/>1 58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476" table:style-name="ce46">
            <text:p><text:s text:c="2"/>1 476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734" table:style-name="ce46">
            <text:p><text:s text:c="2"/>30 73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07" table:style-name="ce47">
            <text:p><text:s text:c="2"/>2 4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30" table:style-name="ce47">
            <text:p><text:s text:c="2"/>12 9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59" table:style-name="ce47">
            <text:p><text:s text:c="2"/>15 85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803" table:style-name="ce47">
            <text:p><text:s text:c="3"/>803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188" table:style-name="ce47">
            <text:p><text:s text:c="2"/>1 188</text:p>
          </table:table-cell>
          <table:table-cell office:value-type="float" office:value="912" table:style-name="ce47">
            <text:p><text:s text:c="3"/>912</text:p>
          </table:table-cell>
          <table:table-cell office:value-type="float" office:value="1917" table:style-name="ce47">
            <text:p><text:s text:c="2"/>1 917</text:p>
          </table:table-cell>
          <table:table-cell office:value-type="float" office:value="1895" table:style-name="ce47">
            <text:p><text:s text:c="2"/>1 89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358" table:style-name="ce47">
            <text:p><text:s text:c="2"/>1 358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304" table:style-name="ce47">
            <text:p><text:s text:c="3"/>30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939" table:style-name="ce47">
            <text:p><text:s text:c="2"/>15 939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86" table:style-name="ce47">
            <text:p><text:s text:c="2"/>2 4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14" table:style-name="ce47">
            <text:p><text:s text:c="2"/>19 8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00" table:style-name="ce47">
            <text:p><text:s text:c="2"/>22 3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6" table:style-name="ce47">
            <text:p><text:s text:c="3"/>72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593" table:style-name="ce47">
            <text:p><text:s text:c="3"/>593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566" table:style-name="ce47">
            <text:p><text:s text:c="2"/>1 56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523" table:style-name="ce47">
            <text:p><text:s text:c="2"/>3 523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917" table:style-name="ce47">
            <text:p><text:s text:c="3"/>91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10" table:style-name="ce47">
            <text:p><text:s text:c="3"/>6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36" table:style-name="ce47">
            <text:p><text:s text:c="2"/>1 1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365" table:style-name="ce47">
            <text:p><text:s text:c="2"/>13 36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0006" table:style-name="ce23">
            <text:p><text:s text:c="2"/>10 006</text:p>
          </table:table-cell>
          <table:table-cell office:value-type="float" office:value="3041" table:style-name="ce23">
            <text:p><text:s text:c="2"/>3 041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652" table:style-name="ce23">
            <text:p><text:s text:c="3"/>652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2960" table:style-name="ce23">
            <text:p><text:s text:c="2"/>2 960</text:p>
          </table:table-cell>
          <table:table-cell office:value-type="float" office:value="1135" table:style-name="ce23">
            <text:p><text:s text:c="2"/>1 135</text:p>
          </table:table-cell>
          <table:table-cell office:value-type="float" office:value="1861" table:style-name="ce23">
            <text:p><text:s text:c="2"/>1 861</text:p>
          </table:table-cell>
          <table:table-cell office:value-type="float" office:value="1306" table:style-name="ce23">
            <text:p><text:s text:c="2"/>1 306</text:p>
          </table:table-cell>
          <table:table-cell office:value-type="float" office:value="2710" table:style-name="ce23">
            <text:p><text:s text:c="2"/>2 710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396" table:style-name="ce23">
            <text:p><text:s text:c="3"/>396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975" table:style-name="ce23">
            <text:p><text:s text:c="3"/>975</text:p>
          </table:table-cell>
          <table:table-cell office:value-type="float" office:value="885" table:style-name="ce23">
            <text:p><text:s text:c="3"/>885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598" table:style-name="ce23">
            <text:p><text:s text:c="3"/>598</text:p>
          </table:table-cell>
          <table:table-cell office:value-type="float" office:value="1071" table:style-name="ce23">
            <text:p><text:s text:c="2"/>1 071</text:p>
          </table:table-cell>
          <table:table-cell office:value-type="float" office:value="666" table:style-name="ce23">
            <text:p><text:s text:c="3"/>666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3794" table:style-name="ce23">
            <text:p><text:s text:c="2"/>3 794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6172" table:style-name="ce23">
            <text:p><text:s text:c="2"/>6 172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8760" table:style-name="ce23">
            <text:p><text:s text:c="2"/>8 760</text:p>
          </table:table-cell>
          <table:table-cell office:value-type="float" office:value="63680" table:style-name="ce23">
            <text:p><text:s text:c="2"/>63 680</text:p>
          </table:table-cell>
          <table:table-cell office:value-type="float" office:value="399" table:style-name="ce23">
            <text:p><text:s text:c="3"/>399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263" table:style-name="ce23">
            <text:p><text:s text:c="2"/>1 263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665" table:style-name="ce23">
            <text:p><text:s text:c="2"/>119 66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239" table:style-name="ce46">
            <text:p><text:s text:c="2"/>1 239</text:p>
          </table:table-cell>
          <table:table-cell office:value-type="float" office:value="942" table:style-name="ce46">
            <text:p><text:s text:c="3"/>942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14" table:style-name="ce46">
            <text:p><text:s text:c="2"/>1 014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197" table:style-name="ce46">
            <text:p><text:s text:c="2"/>148 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1" table:style-name="ce46">
            <text:p><text:s text:c="2"/>1 811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3352" table:style-name="ce46">
            <text:p><text:s text:c="2"/>3 352</text:p>
          </table:table-cell>
          <table:table-cell office:value-type="float" office:value="2338" table:style-name="ce46">
            <text:p><text:s text:c="2"/>2 338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0" table:style-name="ce46">
            <text:p><text:s text:c="3"/>70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2653" table:style-name="ce46">
            <text:p><text:s text:c="2"/>2 65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750" table:style-name="ce46">
            <text:p><text:s text:c="2"/>4 750</text:p>
          </table:table-cell>
          <table:table-cell office:value-type="float" office:value="3985" table:style-name="ce46">
            <text:p><text:s text:c="2"/>3 985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875" table:style-name="ce46">
            <text:p><text:s text:c="2"/>1 8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700" table:style-name="ce46">
            <text:p><text:s text:c="2"/>180 7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10" table:style-name="ce46">
            <text:p><text:s text:c="3"/>8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80" table:style-name="ce46">
            <text:p><text:s text:c="2"/>28 180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920" table:style-name="ce46">
            <text:p><text:s text:c="2"/>1 920</text:p>
          </table:table-cell>
          <table:table-cell office:value-type="float" office:value="1151" table:style-name="ce46">
            <text:p><text:s text:c="2"/>1 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081" table:style-name="ce46">
            <text:p><text:s text:c="2"/>1 0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112" table:style-name="ce46">
            <text:p><text:s text:c="2"/>38 11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6204" table:style-name="ce46">
            <text:p><text:s text:c="2"/>6 204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731" table:style-name="ce46">
            <text:p><text:s text:c="2"/>1 7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61" table:style-name="ce46">
            <text:p><text:s text:c="2"/>2 96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7064" table:style-name="ce46">
            <text:p><text:s text:c="2"/>27 064</text:p>
          </table:table-cell>
          <table:table-cell office:value-type="float" office:value="3816" table:style-name="ce46">
            <text:p><text:s text:c="2"/>3 816</text:p>
          </table:table-cell>
          <table:table-cell office:value-type="float" office:value="1414" table:style-name="ce46">
            <text:p><text:s text:c="2"/>1 414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2135" table:style-name="ce46">
            <text:p><text:s text:c="2"/>2 135</text:p>
          </table:table-cell>
          <table:table-cell office:value-type="float" office:value="733" table:style-name="ce46">
            <text:p><text:s text:c="3"/>733</text:p>
          </table:table-cell>
          <table:table-cell office:value-type="float" office:value="895" table:style-name="ce46">
            <text:p><text:s text:c="3"/>895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1022" table:style-name="ce46">
            <text:p><text:s text:c="2"/>1 02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852" table:style-name="ce46">
            <text:p><text:s text:c="2"/>55 8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7267" table:style-name="ce46">
            <text:p><text:s text:c="2"/>37 267</text:p>
          </table:table-cell>
          <table:table-cell office:value-type="float" office:value="3568" table:style-name="ce46">
            <text:p><text:s text:c="2"/>3 568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0" table:style-name="ce46">
            <text:p><text:s text:c="2"/>1 88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200" table:style-name="ce46">
            <text:p><text:s text:c="2"/>43 2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2" table:style-name="ce46">
            <text:p><text:s text:c="2"/>2 192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8" table:style-name="ce46">
            <text:p><text:s text:c="2"/>1 258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813" table:style-name="ce46">
            <text:p><text:s text:c="3"/>8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8" table:style-name="ce46">
            <text:p><text:s text:c="2"/>1 6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4" table:style-name="ce46">
            <text:p><text:s text:c="2"/>1 074</text:p>
          </table:table-cell>
          <table:table-cell office:value-type="float" office:value="24714" table:style-name="ce46">
            <text:p><text:s text:c="2"/>24 714</text:p>
          </table:table-cell>
          <table:table-cell office:value-type="float" office:value="13491" table:style-name="ce46">
            <text:p><text:s text:c="2"/>13 491</text:p>
          </table:table-cell>
          <table:table-cell office:value-type="float" office:value="4725" table:style-name="ce46">
            <text:p><text:s text:c="2"/>4 725</text:p>
          </table:table-cell>
          <table:table-cell office:value-type="float" office:value="2464" table:style-name="ce46">
            <text:p><text:s text:c="2"/>2 464</text:p>
          </table:table-cell>
          <table:table-cell office:value-type="float" office:value="2551" table:style-name="ce46">
            <text:p><text:s text:c="2"/>2 5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330" table:style-name="ce46">
            <text:p><text:s text:c="3"/>330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055" table:style-name="ce46">
            <text:p><text:s text:c="2"/>59 05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5" table:style-name="ce47">
            <text:p><text:s text:c="2"/>1 4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263" table:style-name="ce47">
            <text:p><text:s text:c="2"/>4 2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1" table:style-name="ce47">
            <text:p><text:s text:c="2"/>1 481</text:p>
          </table:table-cell>
          <table:table-cell office:value-type="float" office:value="725" table:style-name="ce47">
            <text:p><text:s text:c="3"/>725</text:p>
          </table:table-cell>
          <table:table-cell office:value-type="float" office:value="1820" table:style-name="ce47">
            <text:p><text:s text:c="2"/>1 82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41" table:style-name="ce47">
            <text:p><text:s text:c="2"/>2 241</text:p>
          </table:table-cell>
          <table:table-cell office:value-type="float" office:value="2235" table:style-name="ce47">
            <text:p><text:s text:c="2"/>2 235</text:p>
          </table:table-cell>
          <table:table-cell office:value-type="float" office:value="1355" table:style-name="ce47">
            <text:p><text:s text:c="2"/>1 35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20633" table:style-name="ce47">
            <text:p><text:s text:c="2"/>20 633</text:p>
          </table:table-cell>
          <table:table-cell office:value-type="float" office:value="2201" table:style-name="ce47">
            <text:p><text:s text:c="2"/>2 2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155" table:style-name="ce47">
            <text:p><text:s text:c="2"/>1 155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3743" table:style-name="ce47">
            <text:p><text:s text:c="2"/>3 743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500" table:style-name="ce47">
            <text:p><text:s text:c="2"/>1 500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2161" table:style-name="ce47">
            <text:p><text:s text:c="2"/>2 1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551" table:style-name="ce47">
            <text:p><text:s text:c="2"/>48 55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8870" table:style-name="ce23">
            <text:p><text:s text:c="2"/>28 870</text:p>
          </table:table-cell>
          <table:table-cell office:value-type="float" office:value="3224" table:style-name="ce23">
            <text:p><text:s text:c="2"/>3 224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481" table:style-name="ce23">
            <text:p><text:s text:c="2"/>6 481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41" table:style-name="ce23">
            <text:p><text:s text:c="2"/>1 4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106" table:style-name="ce23">
            <text:p><text:s text:c="2"/>41 10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86" table:style-name="ce23">
            <text:p><text:s text:c="2"/>2 786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1264" table:style-name="ce23">
            <text:p><text:s text:c="2"/>1 26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3588" table:style-name="ce23">
            <text:p><text:s text:c="2"/>3 588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74" table:style-name="ce23">
            <text:p><text:s text:c="3"/>674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431" table:style-name="ce23">
            <text:p><text:s text:c="3"/>431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881" table:style-name="ce23">
            <text:p><text:s text:c="3"/>881</text:p>
          </table:table-cell>
          <table:table-cell office:value-type="float" office:value="3509" table:style-name="ce23">
            <text:p><text:s text:c="2"/>3 509</text:p>
          </table:table-cell>
          <table:table-cell office:value-type="float" office:value="1415" table:style-name="ce23">
            <text:p><text:s text:c="2"/>1 415</text:p>
          </table:table-cell>
          <table:table-cell office:value-type="float" office:value="1273" table:style-name="ce23">
            <text:p><text:s text:c="2"/>1 273</text:p>
          </table:table-cell>
          <table:table-cell office:value-type="float" office:value="1523" table:style-name="ce23">
            <text:p><text:s text:c="2"/>1 523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477" table:style-name="ce23">
            <text:p><text:s text:c="3"/>477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448" table:style-name="ce23">
            <text:p><text:s text:c="3"/>448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839" table:style-name="ce23">
            <text:p><text:s text:c="3"/>839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2087" table:style-name="ce23">
            <text:p><text:s text:c="2"/>2 08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69" table:style-name="ce23">
            <text:p><text:s text:c="2"/>1 0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600" table:style-name="ce23">
            <text:p><text:s text:c="2"/>27 6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293" table:style-name="ce47">
            <text:p><text:s text:c="2"/>1 293</text:p>
          </table:table-cell>
          <table:table-cell office:value-type="float" office:value="847" table:style-name="ce47">
            <text:p><text:s text:c="3"/>8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64" table:style-name="ce47">
            <text:p><text:s text:c="2"/>1 564</text:p>
          </table:table-cell>
          <table:table-cell office:value-type="float" office:value="839" table:style-name="ce47">
            <text:p><text:s text:c="3"/>8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528" table:style-name="ce47">
            <text:p><text:s text:c="3"/>528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9676" table:style-name="ce47">
            <text:p><text:s text:c="2"/>9 676</text:p>
          </table:table-cell>
          <table:table-cell office:value-type="float" office:value="1258" table:style-name="ce47">
            <text:p><text:s text:c="2"/>1 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86" table:style-name="ce47">
            <text:p><text:s text:c="2"/>1 4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03" table:style-name="ce47">
            <text:p><text:s text:c="3"/>5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42" table:style-name="ce47">
            <text:p><text:s text:c="2"/>22 34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2050" table:style-name="ce23">
            <text:p><text:s text:c="2"/>2 05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3122" table:style-name="ce23">
            <text:p><text:s text:c="2"/>3 122</text:p>
          </table:table-cell>
          <table:table-cell office:value-type="float" office:value="424" table:style-name="ce23">
            <text:p><text:s text:c="3"/>42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2" table:style-name="ce23">
            <text:p><text:s text:c="3"/>392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386" table:style-name="ce23">
            <text:p><text:s text:c="3"/>386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595" table:style-name="ce23">
            <text:p><text:s text:c="2"/>2 59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718" table:style-name="ce23">
            <text:p><text:s text:c="2"/>1 7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185" table:style-name="ce23">
            <text:p><text:s text:c="2"/>16 18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4788" table:style-name="ce46">
            <text:p><text:s text:c="2"/>4 78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68" table:style-name="ce46">
            <text:p><text:s text:c="2"/>6 4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918" table:style-name="ce46">
            <text:p><text:s text:c="3"/>918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5349" table:style-name="ce46">
            <text:p><text:s text:c="2"/>5 349</text:p>
          </table:table-cell>
          <table:table-cell office:value-type="float" office:value="13289" table:style-name="ce46">
            <text:p><text:s text:c="2"/>13 28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46" table:style-name="ce46">
            <text:p><text:s text:c="2"/>34 94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47" table:style-name="ce46">
            <text:p><text:s text:c="2"/>1 847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6175" table:style-name="ce46">
            <text:p><text:s text:c="2"/>6 175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6845" table:style-name="ce46">
            <text:p><text:s text:c="2"/>6 8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76" table:style-name="ce46">
            <text:p><text:s text:c="2"/>24 0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5" table:style-name="ce46">
            <text:p><text:s text:c="2"/>3 105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8268" table:style-name="ce46">
            <text:p><text:s text:c="2"/>8 268</text:p>
          </table:table-cell>
          <table:table-cell office:value-type="float" office:value="3614" table:style-name="ce46">
            <text:p><text:s text:c="2"/>3 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818" table:style-name="ce46">
            <text:p><text:s text:c="3"/>818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383" table:style-name="ce46">
            <text:p><text:s text:c="2"/>1 383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2056" table:style-name="ce46">
            <text:p><text:s text:c="2"/>2 056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17279" table:style-name="ce46">
            <text:p><text:s text:c="2"/>17 279</text:p>
          </table:table-cell>
          <table:table-cell office:value-type="float" office:value="2566" table:style-name="ce46">
            <text:p><text:s text:c="2"/>2 566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1479" table:style-name="ce46">
            <text:p><text:s text:c="2"/>1 479</text:p>
          </table:table-cell>
          <table:table-cell office:value-type="float" office:value="2260" table:style-name="ce46">
            <text:p><text:s text:c="2"/>2 260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2394" table:style-name="ce46">
            <text:p><text:s text:c="2"/>2 394</text:p>
          </table:table-cell>
          <table:table-cell office:value-type="float" office:value="2205" table:style-name="ce46">
            <text:p><text:s text:c="2"/>2 205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2741" table:style-name="ce46">
            <text:p><text:s text:c="2"/>2 741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15922" table:style-name="ce46">
            <text:p><text:s text:c="2"/>15 922</text:p>
          </table:table-cell>
          <table:table-cell office:value-type="float" office:value="1233" table:style-name="ce46">
            <text:p><text:s text:c="2"/>1 233</text:p>
          </table:table-cell>
          <table:table-cell office:value-type="float" office:value="5816" table:style-name="ce46">
            <text:p><text:s text:c="2"/>5 81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442" table:style-name="ce46">
            <text:p><text:s text:c="2"/>85 44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88" table:style-name="ce46">
            <text:p><text:s text:c="2"/>7 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2204" table:style-name="ce46">
            <text:p><text:s text:c="2"/>12 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670" table:style-name="ce46">
            <text:p><text:s text:c="2"/>21 6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5" table:style-name="ce46">
            <text:p><text:s text:c="2"/>1 295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28874" table:style-name="ce46">
            <text:p><text:s text:c="2"/>28 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4" table:style-name="ce46">
            <text:p><text:s text:c="2"/>1 0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614" table:style-name="ce46">
            <text:p><text:s text:c="2"/>32 61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898" table:style-name="ce23">
            <text:p><text:s text:c="2"/>3 898</text:p>
          </table:table-cell>
          <table:table-cell office:value-type="float" office:value="2391" table:style-name="ce23">
            <text:p><text:s text:c="2"/>2 39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789" table:style-name="ce23">
            <text:p><text:s text:c="2"/>1 789</text:p>
          </table:table-cell>
          <table:table-cell office:value-type="float" office:value="2085" table:style-name="ce23">
            <text:p><text:s text:c="2"/>2 0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420" table:style-name="ce23">
            <text:p><text:s text:c="3"/>42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4370" table:style-name="ce23">
            <text:p><text:s text:c="2"/>4 370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390" table:style-name="ce23">
            <text:p><text:s text:c="3"/>390</text:p>
          </table:table-cell>
          <table:table-cell office:value-type="float" office:value="2065" table:style-name="ce23">
            <text:p><text:s text:c="2"/>2 065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3090" table:style-name="ce23">
            <text:p><text:s text:c="2"/>33 09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721" table:style-name="ce23">
            <text:p><text:s text:c="3"/>7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6" table:style-name="ce23">
            <text:p><text:s text:c="2"/>1 3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022" table:style-name="ce23">
            <text:p><text:s text:c="2"/>58 02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272" table:style-name="ce47">
            <text:p><text:s text:c="2"/>3 272</text:p>
          </table:table-cell>
          <table:table-cell office:value-type="float" office:value="688" table:style-name="ce47">
            <text:p><text:s text:c="3"/>6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34" table:style-name="ce47">
            <text:p><text:s text:c="2"/>4 03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688" table:style-name="ce47">
            <text:p><text:s text:c="2"/>1 6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891" table:style-name="ce47">
            <text:p><text:s text:c="3"/>891</text:p>
          </table:table-cell>
          <table:table-cell office:value-type="float" office:value="7198" table:style-name="ce47">
            <text:p><text:s text:c="2"/>7 198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0116" table:style-name="ce47">
            <text:p><text:s text:c="2"/>20 11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244" table:style-name="ce47">
            <text:p><text:s text:c="2"/>3 244</text:p>
          </table:table-cell>
          <table:table-cell office:value-type="float" office:value="9298" table:style-name="ce47">
            <text:p><text:s text:c="2"/>9 298</text:p>
          </table:table-cell>
          <table:table-cell office:value-type="float" office:value="6270" table:style-name="ce47">
            <text:p><text:s text:c="2"/>6 270</text:p>
          </table:table-cell>
          <table:table-cell office:value-type="float" office:value="7022" table:style-name="ce47">
            <text:p><text:s text:c="2"/>7 022</text:p>
          </table:table-cell>
          <table:table-cell office:value-type="float" office:value="1620" table:style-name="ce47">
            <text:p><text:s text:c="2"/>1 620</text:p>
          </table:table-cell>
          <table:table-cell office:value-type="float" office:value="1363" table:style-name="ce47">
            <text:p><text:s text:c="2"/>1 363</text:p>
          </table:table-cell>
          <table:table-cell office:value-type="float" office:value="1119" table:style-name="ce47">
            <text:p><text:s text:c="2"/>1 119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1263" table:style-name="ce47">
            <text:p><text:s text:c="2"/>21 2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0" table:style-name="ce47">
            <text:p><text:s text:c="2"/>1 19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428" table:style-name="ce47">
            <text:p><text:s text:c="2"/>85 42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881" table:style-name="ce47">
            <text:p><text:s text:c="2"/>1 881</text:p>
          </table:table-cell>
          <table:table-cell office:value-type="float" office:value="11749" table:style-name="ce47">
            <text:p><text:s text:c="2"/>11 749</text:p>
          </table:table-cell>
          <table:table-cell office:value-type="float" office:value="3029" table:style-name="ce47">
            <text:p><text:s text:c="2"/>3 029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8919" table:style-name="ce47">
            <text:p><text:s text:c="2"/>8 919</text:p>
          </table:table-cell>
          <table:table-cell office:value-type="float" office:value="1476" table:style-name="ce47">
            <text:p><text:s text:c="2"/>1 476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3120" table:style-name="ce47">
            <text:p><text:s text:c="2"/>3 120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2781" table:style-name="ce47">
            <text:p><text:s text:c="2"/>2 781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4495" table:style-name="ce47">
            <text:p><text:s text:c="2"/>4 4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897" table:style-name="ce47">
            <text:p><text:s text:c="2"/>41 89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0" table:style-name="ce47">
            <text:p><text:s text:c="2"/>2 09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7" table:style-name="ce47">
            <text:p><text:s text:c="2"/>1 3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587" table:style-name="ce47">
            <text:p><text:s text:c="3"/>5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33" table:style-name="ce47">
            <text:p><text:s text:c="2"/>6 93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804" table:style-name="ce46">
            <text:p><text:s text:c="3"/>80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695" table:style-name="ce46">
            <text:p><text:s text:c="2"/>1 695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2808" table:style-name="ce46">
            <text:p><text:s text:c="2"/>2 808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588" table:style-name="ce46">
            <text:p><text:s text:c="2"/>2 588</text:p>
          </table:table-cell>
          <table:table-cell office:value-type="float" office:value="4606" table:style-name="ce46">
            <text:p><text:s text:c="2"/>4 60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898" table:style-name="ce46">
            <text:p><text:s text:c="3"/>898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2446" table:style-name="ce46">
            <text:p><text:s text:c="2"/>2 446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9644" table:style-name="ce46">
            <text:p><text:s text:c="2"/>9 644</text:p>
          </table:table-cell>
          <table:table-cell office:value-type="float" office:value="1185" table:style-name="ce46">
            <text:p><text:s text:c="2"/>1 185</text:p>
          </table:table-cell>
          <table:table-cell office:value-type="float" office:value="2653" table:style-name="ce46">
            <text:p><text:s text:c="2"/>2 653</text:p>
          </table:table-cell>
          <table:table-cell office:value-type="float" office:value="6479" table:style-name="ce46">
            <text:p><text:s text:c="2"/>6 479</text:p>
          </table:table-cell>
          <table:table-cell office:value-type="float" office:value="3474" table:style-name="ce46">
            <text:p><text:s text:c="2"/>3 474</text:p>
          </table:table-cell>
          <table:table-cell office:value-type="float" office:value="2162" table:style-name="ce46">
            <text:p><text:s text:c="2"/>2 162</text:p>
          </table:table-cell>
          <table:table-cell office:value-type="float" office:value="3492" table:style-name="ce46">
            <text:p><text:s text:c="2"/>3 492</text:p>
          </table:table-cell>
          <table:table-cell office:value-type="float" office:value="1492" table:style-name="ce46">
            <text:p><text:s text:c="2"/>1 492</text:p>
          </table:table-cell>
          <table:table-cell office:value-type="float" office:value="3437" table:style-name="ce46">
            <text:p><text:s text:c="2"/>3 437</text:p>
          </table:table-cell>
          <table:table-cell office:value-type="float" office:value="3127" table:style-name="ce46">
            <text:p><text:s text:c="2"/>3 127</text:p>
          </table:table-cell>
          <table:table-cell office:value-type="float" office:value="655" table:style-name="ce46">
            <text:p><text:s text:c="3"/>655</text:p>
          </table:table-cell>
          <table:table-cell office:value-type="float" office:value="31968" table:style-name="ce46">
            <text:p><text:s text:c="2"/>31 968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1499" table:style-name="ce46">
            <text:p><text:s text:c="2"/>1 499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2352" table:style-name="ce46">
            <text:p><text:s text:c="2"/>2 3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343" table:style-name="ce46">
            <text:p><text:s text:c="2"/>98 3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67" table:style-name="ce46">
            <text:p><text:s text:c="2"/>16 167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633" table:style-name="ce46">
            <text:p><text:s text:c="3"/>633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81" table:style-name="ce46">
            <text:p><text:s text:c="2"/>19 88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42" table:style-name="ce46">
            <text:p><text:s text:c="2"/>6 0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817" table:style-name="ce46">
            <text:p><text:s text:c="2"/>3 817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86" table:style-name="ce46">
            <text:p><text:s text:c="3"/>68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401" table:style-name="ce46">
            <text:p><text:s text:c="2"/>1 401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91" table:style-name="ce46">
            <text:p><text:s text:c="2"/>16 79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19" table:style-name="ce46">
            <text:p><text:s text:c="2"/>16 7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6" table:style-name="ce46">
            <text:p><text:s text:c="2"/>1 316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58" table:style-name="ce46">
            <text:p><text:s text:c="2"/>20 45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1" table:style-name="ce46">
            <text:p><text:s text:c="2"/>2 39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797" table:style-name="ce46">
            <text:p><text:s text:c="3"/>797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35" table:style-name="ce46">
            <text:p><text:s text:c="3"/>9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9" table:style-name="ce46">
            <text:p><text:s text:c="2"/>1 69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88" table:style-name="ce46">
            <text:p><text:s text:c="2"/>8 68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2731" table:style-name="ce47">
            <text:p><text:s text:c="2"/>2 731</text:p>
          </table:table-cell>
          <table:table-cell office:value-type="float" office:value="10849" table:style-name="ce47">
            <text:p><text:s text:c="2"/>10 849</text:p>
          </table:table-cell>
          <table:table-cell office:value-type="float" office:value="3807" table:style-name="ce47">
            <text:p><text:s text:c="2"/>3 807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3077" table:style-name="ce47">
            <text:p><text:s text:c="2"/>3 077</text:p>
          </table:table-cell>
          <table:table-cell office:value-type="float" office:value="8523" table:style-name="ce47">
            <text:p><text:s text:c="2"/>8 523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4582" table:style-name="ce47">
            <text:p><text:s text:c="2"/>14 582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1216" table:style-name="ce47">
            <text:p><text:s text:c="2"/>1 216</text:p>
          </table:table-cell>
          <table:table-cell office:value-type="float" office:value="1563" table:style-name="ce47">
            <text:p><text:s text:c="2"/>1 56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280" table:style-name="ce47">
            <text:p><text:s text:c="2"/>1 28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875" table:style-name="ce47">
            <text:p><text:s text:c="3"/>87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465" table:style-name="ce47">
            <text:p><text:s text:c="2"/>57 46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8" table:style-name="ce23">
            <text:p><text:s text:c="2"/>1 09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9" table:style-name="ce23">
            <text:p><text:s text:c="3"/>6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62" table:style-name="ce23">
            <text:p><text:s text:c="2"/>1 76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43" table:style-name="ce23">
            <text:p><text:s text:c="2"/>2 7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034" table:style-name="ce23">
            <text:p><text:s text:c="2"/>4 03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577" table:style-name="ce47">
            <text:p><text:s text:c="2"/>1 577</text:p>
          </table:table-cell>
          <table:table-cell office:value-type="float" office:value="1159" table:style-name="ce47">
            <text:p><text:s text:c="2"/>1 159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2" table:style-name="ce47">
            <text:p><text:s text:c="2"/>2 1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2" table:style-name="ce47">
            <text:p><text:s text:c="2"/>1 0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41" table:style-name="ce47">
            <text:p><text:s text:c="2"/>6 64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3073" table:style-name="ce23">
            <text:p><text:s text:c="2"/>3 073</text:p>
          </table:table-cell>
          <table:table-cell office:value-type="float" office:value="2824" table:style-name="ce23">
            <text:p><text:s text:c="2"/>2 824</text:p>
          </table:table-cell>
          <table:table-cell office:value-type="float" office:value="900" table:style-name="ce23">
            <text:p><text:s text:c="3"/>9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41" table:style-name="ce23">
            <text:p><text:s text:c="3"/>741</text:p>
          </table:table-cell>
          <table:table-cell office:value-type="float" office:value="22081" table:style-name="ce23">
            <text:p><text:s text:c="2"/>22 081</text:p>
          </table:table-cell>
          <table:table-cell office:value-type="float" office:value="1855" table:style-name="ce23">
            <text:p><text:s text:c="2"/>1 855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358" table:style-name="ce23">
            <text:p><text:s text:c="2"/>1 3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46" table:style-name="ce23">
            <text:p><text:s text:c="2"/>10 94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6309" table:style-name="ce23">
            <text:p><text:s text:c="2"/>6 309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600" table:style-name="ce23">
            <text:p><text:s text:c="3"/>60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59" table:style-name="ce23">
            <text:p><text:s text:c="2"/>1 9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743" table:style-name="ce23">
            <text:p><text:s text:c="2"/>54 7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8" table:style-name="ce46">
            <text:p><text:s text:c="2"/>1 9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4" table:style-name="ce46">
            <text:p><text:s text:c="2"/>2 1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9" table:style-name="ce46">
            <text:p><text:s text:c="2"/>3 67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85" table:style-name="ce46">
            <text:p><text:s text:c="2"/>4 58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34" table:style-name="ce46">
            <text:p><text:s text:c="2"/>48 434</text:p>
          </table:table-cell>
          <table:table-cell office:value-type="float" office:value="12644" table:style-name="ce46">
            <text:p><text:s text:c="2"/>12 64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08" table:style-name="ce46">
            <text:p><text:s text:c="2"/>18 9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96" table:style-name="ce46">
            <text:p><text:s text:c="2"/>14 6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660" table:style-name="ce46">
            <text:p><text:s text:c="2"/>96 66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48" table:style-name="ce46">
            <text:p><text:s text:c="2"/>14 5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24" table:style-name="ce46">
            <text:p><text:s text:c="2"/>1 9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3" table:style-name="ce46">
            <text:p><text:s text:c="2"/>1 6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10" table:style-name="ce46">
            <text:p><text:s text:c="2"/>18 8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3" table:style-name="ce46">
            <text:p><text:s text:c="2"/>2 8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34" table:style-name="ce46">
            <text:p><text:s text:c="2"/>3 83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321" table:style-name="ce47">
            <text:p><text:s text:c="2"/>2 321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31" table:style-name="ce47">
            <text:p><text:s text:c="2"/>1 331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475" table:style-name="ce47">
            <text:p><text:s text:c="3"/>475</text:p>
          </table:table-cell>
          <table:table-cell office:value-type="float" office:value="802" table:style-name="ce47">
            <text:p><text:s text:c="3"/>802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077" table:style-name="ce47">
            <text:p><text:s text:c="2"/>1 077</text:p>
          </table:table-cell>
          <table:table-cell office:value-type="float" office:value="1549" table:style-name="ce47">
            <text:p><text:s text:c="2"/>1 54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844" table:style-name="ce47">
            <text:p><text:s text:c="2"/>3 844</text:p>
          </table:table-cell>
          <table:table-cell office:value-type="float" office:value="19468" table:style-name="ce47">
            <text:p><text:s text:c="2"/>19 468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605" table:style-name="ce47">
            <text:p><text:s text:c="2"/>38 6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877" table:style-name="ce23">
            <text:p><text:s text:c="3"/>877</text:p>
          </table:table-cell>
          <table:table-cell office:value-type="float" office:value="3095" table:style-name="ce23">
            <text:p><text:s text:c="2"/>3 095</text:p>
          </table:table-cell>
          <table:table-cell office:value-type="float" office:value="1389" table:style-name="ce23">
            <text:p><text:s text:c="2"/>1 389</text:p>
          </table:table-cell>
          <table:table-cell office:value-type="float" office:value="1056" table:style-name="ce23">
            <text:p><text:s text:c="2"/>1 056</text:p>
          </table:table-cell>
          <table:table-cell office:value-type="float" office:value="1215" table:style-name="ce23">
            <text:p><text:s text:c="2"/>1 215</text:p>
          </table:table-cell>
          <table:table-cell office:value-type="float" office:value="707" table:style-name="ce23">
            <text:p><text:s text:c="3"/>707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2902" table:style-name="ce23">
            <text:p><text:s text:c="2"/>2 902</text:p>
          </table:table-cell>
          <table:table-cell office:value-type="float" office:value="1424" table:style-name="ce23">
            <text:p><text:s text:c="2"/>1 424</text:p>
          </table:table-cell>
          <table:table-cell office:value-type="float" office:value="633" table:style-name="ce23">
            <text:p><text:s text:c="3"/>633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1216" table:style-name="ce23">
            <text:p><text:s text:c="2"/>1 216</text:p>
          </table:table-cell>
          <table:table-cell office:value-type="float" office:value="576" table:style-name="ce23">
            <text:p><text:s text:c="3"/>576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731" table:style-name="ce23">
            <text:p><text:s text:c="3"/>731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3134" table:style-name="ce23">
            <text:p><text:s text:c="2"/>3 134</text:p>
          </table:table-cell>
          <table:table-cell office:value-type="float" office:value="8441" table:style-name="ce23">
            <text:p><text:s text:c="2"/>8 441</text:p>
          </table:table-cell>
          <table:table-cell office:value-type="float" office:value="2110" table:style-name="ce23">
            <text:p><text:s text:c="2"/>2 11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1577" table:style-name="ce23">
            <text:p><text:s text:c="2"/>1 577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615" table:style-name="ce23">
            <text:p><text:s text:c="3"/>615</text:p>
          </table:table-cell>
          <table:table-cell office:value-type="float" office:value="555" table:style-name="ce23">
            <text:p><text:s text:c="3"/>555</text:p>
          </table:table-cell>
          <table:table-cell office:value-type="float" office:value="803" table:style-name="ce23">
            <text:p><text:s text:c="3"/>803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1652" table:style-name="ce23">
            <text:p><text:s text:c="2"/>1 652</text:p>
          </table:table-cell>
          <table:table-cell office:value-type="float" office:value="1312" table:style-name="ce23">
            <text:p><text:s text:c="2"/>1 312</text:p>
          </table:table-cell>
          <table:table-cell office:value-type="float" office:value="2754" table:style-name="ce23">
            <text:p><text:s text:c="2"/>2 754</text:p>
          </table:table-cell>
          <table:table-cell office:value-type="float" office:value="868" table:style-name="ce23">
            <text:p><text:s text:c="3"/>868</text:p>
          </table:table-cell>
          <table:table-cell office:value-type="float" office:value="4697" table:style-name="ce23">
            <text:p><text:s text:c="2"/>4 697</text:p>
          </table:table-cell>
          <table:table-cell office:value-type="float" office:value="835" table:style-name="ce23">
            <text:p><text:s text:c="3"/>835</text:p>
          </table:table-cell>
          <table:table-cell office:value-type="float" office:value="1025" table:style-name="ce23">
            <text:p><text:s text:c="2"/>1 025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3366" table:style-name="ce23">
            <text:p><text:s text:c="2"/>3 36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623" table:style-name="ce23">
            <text:p><text:s text:c="3"/>623</text:p>
          </table:table-cell>
          <table:table-cell office:value-type="float" office:value="1049" table:style-name="ce23">
            <text:p><text:s text:c="2"/>1 049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987" table:style-name="ce23">
            <text:p><text:s text:c="3"/>987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065" table:style-name="ce23">
            <text:p><text:s text:c="2"/>1 065</text:p>
          </table:table-cell>
          <table:table-cell office:value-type="float" office:value="913" table:style-name="ce23">
            <text:p><text:s text:c="3"/>913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1345" table:style-name="ce23">
            <text:p><text:s text:c="2"/>1 345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82" table:style-name="ce23">
            <text:p><text:s text:c="2"/>1 282</text:p>
          </table:table-cell>
          <table:table-cell office:value-type="float" office:value="480" table:style-name="ce23">
            <text:p><text:s text:c="3"/>480</text:p>
          </table:table-cell>
          <table:table-cell office:value-type="float" office:value="629" table:style-name="ce23">
            <text:p><text:s text:c="3"/>629</text:p>
          </table:table-cell>
          <table:table-cell office:value-type="float" office:value="573" table:style-name="ce23">
            <text:p><text:s text:c="3"/>5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8184" table:style-name="ce23">
            <text:p><text:s text:c="2"/>68 18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247" table:style-name="ce23">
            <text:p><text:s text:c="2"/>5 247</text:p>
          </table:table-cell>
          <table:table-cell office:value-type="float" office:value="3492" table:style-name="ce23">
            <text:p><text:s text:c="2"/>3 492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1000" table:style-name="ce23">
            <text:p><text:s text:c="2"/>1 000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1159" table:style-name="ce23">
            <text:p><text:s text:c="2"/>1 15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328" table:style-name="ce23">
            <text:p><text:s text:c="2"/>2 328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046" table:style-name="ce23">
            <text:p><text:s text:c="2"/>1 046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634" table:style-name="ce23">
            <text:p><text:s text:c="3"/>634</text:p>
          </table:table-cell>
          <table:table-cell office:value-type="float" office:value="1629" table:style-name="ce23">
            <text:p><text:s text:c="2"/>1 629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3572" table:style-name="ce23">
            <text:p><text:s text:c="2"/>3 572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576" table:style-name="ce23">
            <text:p><text:s text:c="2"/>1 576</text:p>
          </table:table-cell>
          <table:table-cell office:value-type="float" office:value="3767" table:style-name="ce23">
            <text:p><text:s text:c="2"/>3 767</text:p>
          </table:table-cell>
          <table:table-cell office:value-type="float" office:value="2340" table:style-name="ce23">
            <text:p><text:s text:c="2"/>2 340</text:p>
          </table:table-cell>
          <table:table-cell office:value-type="float" office:value="1920" table:style-name="ce23">
            <text:p><text:s text:c="2"/>1 920</text:p>
          </table:table-cell>
          <table:table-cell office:value-type="float" office:value="923" table:style-name="ce23">
            <text:p><text:s text:c="3"/>92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481" table:style-name="ce23">
            <text:p><text:s text:c="3"/>481</text:p>
          </table:table-cell>
          <table:table-cell office:value-type="float" office:value="346" table:style-name="ce23">
            <text:p><text:s text:c="3"/>346</text:p>
          </table:table-cell>
          <table:table-cell office:value-type="float" office:value="855" table:style-name="ce23">
            <text:p><text:s text:c="3"/>855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80687" table:style-name="ce23">
            <text:p><text:s text:c="2"/>80 687</text:p>
          </table:table-cell>
          <table:table-cell office:value-type="float" office:value="2307" table:style-name="ce23">
            <text:p><text:s text:c="2"/>2 307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872" table:style-name="ce23">
            <text:p><text:s text:c="3"/>872</text:p>
          </table:table-cell>
          <table:table-cell office:value-type="float" office:value="13305" table:style-name="ce23">
            <text:p><text:s text:c="2"/>13 305</text:p>
          </table:table-cell>
          <table:table-cell office:value-type="float" office:value="1179" table:style-name="ce23">
            <text:p><text:s text:c="2"/>1 179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004" table:style-name="ce23">
            <text:p><text:s text:c="2"/>1 004</text:p>
          </table:table-cell>
          <table:table-cell office:value-type="float" office:value="1204" table:style-name="ce23">
            <text:p><text:s text:c="2"/>1 204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1539" table:style-name="ce23">
            <text:p><text:s text:c="2"/>1 539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1693" table:style-name="ce23">
            <text:p><text:s text:c="2"/>1 693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4780" table:style-name="ce23">
            <text:p><text:s text:c="2"/>4 78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4012" table:style-name="ce23">
            <text:p><text:s text:c="2"/>4 012</text:p>
          </table:table-cell>
          <table:table-cell office:value-type="float" office:value="1268" table:style-name="ce23">
            <text:p><text:s text:c="2"/>1 268</text:p>
          </table:table-cell>
          <table:table-cell office:value-type="float" office:value="1898" table:style-name="ce23">
            <text:p><text:s text:c="2"/>1 898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1101" table:style-name="ce23">
            <text:p><text:s text:c="2"/>1 101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2532" table:style-name="ce23">
            <text:p><text:s text:c="2"/>2 5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1872" table:style-name="ce23">
            <text:p><text:s text:c="2"/>161 87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4430" table:style-name="ce47">
            <text:p><text:s text:c="2"/>4 430</text:p>
          </table:table-cell>
          <table:table-cell office:value-type="float" office:value="2156" table:style-name="ce47">
            <text:p><text:s text:c="2"/>2 156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962" table:style-name="ce47">
            <text:p><text:s text:c="3"/>962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3381" table:style-name="ce47">
            <text:p><text:s text:c="2"/>3 381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994" table:style-name="ce47">
            <text:p><text:s text:c="3"/>994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4224" table:style-name="ce47">
            <text:p><text:s text:c="2"/>4 22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617" table:style-name="ce47">
            <text:p><text:s text:c="2"/>9 617</text:p>
          </table:table-cell>
          <table:table-cell office:value-type="float" office:value="1442" table:style-name="ce47">
            <text:p><text:s text:c="2"/>1 442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691" table:style-name="ce47">
            <text:p><text:s text:c="2"/>1 691</text:p>
          </table:table-cell>
          <table:table-cell office:value-type="float" office:value="1636" table:style-name="ce47">
            <text:p><text:s text:c="2"/>1 636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502" table:style-name="ce47">
            <text:p><text:s text:c="2"/>41 50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214" table:style-name="ce23">
            <text:p><text:s text:c="2"/>29 214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549" table:style-name="ce23">
            <text:p><text:s text:c="3"/>54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96" table:style-name="ce23">
            <text:p><text:s text:c="3"/>796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1963" table:style-name="ce23">
            <text:p><text:s text:c="2"/>1 9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19" table:style-name="ce23">
            <text:p><text:s text:c="2"/>3 319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1691" table:style-name="ce23">
            <text:p><text:s text:c="2"/>1 6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252" table:style-name="ce23">
            <text:p><text:s text:c="2"/>43 2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961" table:style-name="ce46">
            <text:p><text:s text:c="3"/>96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26" table:style-name="ce46">
            <text:p><text:s text:c="2"/>4 026</text:p>
          </table:table-cell>
          <table:table-cell office:value-type="float" office:value="8661" table:style-name="ce46">
            <text:p><text:s text:c="2"/>8 6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21" table:style-name="ce46">
            <text:p><text:s text:c="2"/>7 42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68" table:style-name="ce46">
            <text:p><text:s text:c="2"/>24 1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371" table:style-name="ce46">
            <text:p><text:s text:c="2"/>1 37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48" table:style-name="ce46">
            <text:p><text:s text:c="2"/>24 84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1" table:style-name="ce46">
            <text:p><text:s text:c="3"/>69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18" table:style-name="ce46">
            <text:p><text:s text:c="2"/>4 1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4" table:style-name="ce46">
            <text:p><text:s text:c="2"/>1 274</text:p>
          </table:table-cell>
          <table:table-cell office:value-type="float" office:value="1158" table:style-name="ce46">
            <text:p><text:s text:c="2"/>1 15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744" table:style-name="ce46">
            <text:p><text:s text:c="2"/>1 74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9" table:style-name="ce46">
            <text:p><text:s text:c="2"/>1 9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34" table:style-name="ce46">
            <text:p><text:s text:c="2"/>40 3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994" table:style-name="ce46">
            <text:p><text:s text:c="2"/>1 994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2825" table:style-name="ce46">
            <text:p><text:s text:c="2"/>2 825</text:p>
          </table:table-cell>
          <table:table-cell office:value-type="float" office:value="5143" table:style-name="ce46">
            <text:p><text:s text:c="2"/>5 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400" table:style-name="ce46">
            <text:p><text:s text:c="2"/>1 40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5" table:style-name="ce46">
            <text:p><text:s text:c="2"/>1 005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40" table:style-name="ce46">
            <text:p><text:s text:c="2"/>19 94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560" table:style-name="ce46">
            <text:p><text:s text:c="2"/>5 56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3535" table:style-name="ce46">
            <text:p><text:s text:c="2"/>3 535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510" table:style-name="ce46">
            <text:p><text:s text:c="2"/>1 51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909" table:style-name="ce46">
            <text:p><text:s text:c="3"/>909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1047" table:style-name="ce46">
            <text:p><text:s text:c="2"/>1 047</text:p>
          </table:table-cell>
          <table:table-cell office:value-type="float" office:value="1109" table:style-name="ce46">
            <text:p><text:s text:c="2"/>1 109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146" table:style-name="ce46">
            <text:p><text:s text:c="2"/>1 146</text:p>
          </table:table-cell>
          <table:table-cell office:value-type="float" office:value="754" table:style-name="ce46">
            <text:p><text:s text:c="3"/>754</text:p>
          </table:table-cell>
          <table:table-cell office:value-type="float" office:value="914" table:style-name="ce46">
            <text:p><text:s text:c="3"/>914</text:p>
          </table:table-cell>
          <table:table-cell office:value-type="float" office:value="2016" table:style-name="ce46">
            <text:p><text:s text:c="2"/>2 01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0" table:style-name="ce46">
            <text:p><text:s text:c="2"/>4 6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3511" table:style-name="ce46">
            <text:p><text:s text:c="2"/>3 511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76" table:style-name="ce46">
            <text:p><text:s text:c="2"/>37 1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908" table:style-name="ce46">
            <text:p><text:s text:c="2"/>3 908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736" table:style-name="ce46">
            <text:p><text:s text:c="3"/>736</text:p>
          </table:table-cell>
          <table:table-cell office:value-type="float" office:value="4767" table:style-name="ce46">
            <text:p><text:s text:c="2"/>4 767</text:p>
          </table:table-cell>
          <table:table-cell office:value-type="float" office:value="1879" table:style-name="ce46">
            <text:p><text:s text:c="2"/>1 879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7799" table:style-name="ce46">
            <text:p><text:s text:c="2"/>7 799</text:p>
          </table:table-cell>
          <table:table-cell office:value-type="float" office:value="1731" table:style-name="ce46">
            <text:p><text:s text:c="2"/>1 731</text:p>
          </table:table-cell>
          <table:table-cell office:value-type="float" office:value="10470" table:style-name="ce46">
            <text:p><text:s text:c="2"/>10 470</text:p>
          </table:table-cell>
          <table:table-cell office:value-type="float" office:value="2200" table:style-name="ce46">
            <text:p><text:s text:c="2"/>2 20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742" table:style-name="ce46">
            <text:p><text:s text:c="3"/>742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2183" table:style-name="ce46">
            <text:p><text:s text:c="2"/>2 183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3305" table:style-name="ce46">
            <text:p><text:s text:c="2"/>3 305</text:p>
          </table:table-cell>
          <table:table-cell office:value-type="float" office:value="759" table:style-name="ce46">
            <text:p><text:s text:c="3"/>759</text:p>
          </table:table-cell>
          <table:table-cell office:value-type="float" office:value="4030" table:style-name="ce46">
            <text:p><text:s text:c="2"/>4 030</text:p>
          </table:table-cell>
          <table:table-cell office:value-type="float" office:value="1390" table:style-name="ce46">
            <text:p><text:s text:c="2"/>1 390</text:p>
          </table:table-cell>
          <table:table-cell office:value-type="float" office:value="1208" table:style-name="ce46">
            <text:p><text:s text:c="2"/>1 208</text:p>
          </table:table-cell>
          <table:table-cell office:value-type="float" office:value="2225" table:style-name="ce46">
            <text:p><text:s text:c="2"/>2 225</text:p>
          </table:table-cell>
          <table:table-cell office:value-type="float" office:value="2040" table:style-name="ce46">
            <text:p><text:s text:c="2"/>2 040</text:p>
          </table:table-cell>
          <table:table-cell office:value-type="float" office:value="2178" table:style-name="ce46">
            <text:p><text:s text:c="2"/>2 178</text:p>
          </table:table-cell>
          <table:table-cell office:value-type="float" office:value="3466" table:style-name="ce46">
            <text:p><text:s text:c="2"/>3 466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1745" table:style-name="ce46">
            <text:p><text:s text:c="2"/>1 745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1296" table:style-name="ce46">
            <text:p><text:s text:c="2"/>1 296</text:p>
          </table:table-cell>
          <table:table-cell office:value-type="float" office:value="2835" table:style-name="ce46">
            <text:p><text:s text:c="2"/>2 835</text:p>
          </table:table-cell>
          <table:table-cell office:value-type="float" office:value="963" table:style-name="ce46">
            <text:p><text:s text:c="3"/>963</text:p>
          </table:table-cell>
          <table:table-cell office:value-type="float" office:value="511" table:style-name="ce46">
            <text:p><text:s text:c="3"/>511</text:p>
          </table:table-cell>
          <table:table-cell office:value-type="float" office:value="1082" table:style-name="ce46">
            <text:p><text:s text:c="2"/>1 08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186" table:style-name="ce46">
            <text:p><text:s text:c="2"/>3 186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1791" table:style-name="ce46">
            <text:p><text:s text:c="2"/>1 791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30397" table:style-name="ce46">
            <text:p><text:s text:c="2"/>30 397</text:p>
          </table:table-cell>
          <table:table-cell office:value-type="float" office:value="27991" table:style-name="ce46">
            <text:p><text:s text:c="2"/>27 991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4138" table:style-name="ce46">
            <text:p><text:s text:c="2"/>4 13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291" table:style-name="ce46">
            <text:p><text:s text:c="2"/>1 29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723" table:style-name="ce46">
            <text:p><text:s text:c="2"/>145 72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454" table:style-name="ce23">
            <text:p><text:s text:c="3"/>4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24" table:style-name="ce23">
            <text:p><text:s text:c="3"/>72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032" table:style-name="ce23">
            <text:p><text:s text:c="2"/>2 032</text:p>
          </table:table-cell>
          <table:table-cell office:value-type="float" office:value="2181" table:style-name="ce23">
            <text:p><text:s text:c="2"/>2 181</text:p>
          </table:table-cell>
          <table:table-cell office:value-type="float" office:value="1056" table:style-name="ce23">
            <text:p><text:s text:c="2"/>1 056</text:p>
          </table:table-cell>
          <table:table-cell office:value-type="float" office:value="866" table:style-name="ce23">
            <text:p><text:s text:c="3"/>8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970" table:style-name="ce23">
            <text:p><text:s text:c="2"/>1 9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954" table:style-name="ce23">
            <text:p><text:s text:c="2"/>13 95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93" table:style-name="ce47">
            <text:p><text:s text:c="2"/>7 5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952" table:style-name="ce47">
            <text:p><text:s text:c="2"/>1 952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775" table:style-name="ce47">
            <text:p><text:s text:c="2"/>1 77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098" table:style-name="ce47">
            <text:p><text:s text:c="2"/>1 09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47" table:style-name="ce47">
            <text:p><text:s text:c="2"/>1 547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1717" table:style-name="ce47">
            <text:p><text:s text:c="2"/>1 7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270" table:style-name="ce47">
            <text:p><text:s text:c="2"/>20 27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865" table:style-name="ce47">
            <text:p><text:s text:c="2"/>1 86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541" table:style-name="ce47">
            <text:p><text:s text:c="3"/>54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541" table:style-name="ce47">
            <text:p><text:s text:c="2"/>1 541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3006" table:style-name="ce47">
            <text:p><text:s text:c="2"/>3 006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2733" table:style-name="ce47">
            <text:p><text:s text:c="2"/>2 73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292" table:style-name="ce47">
            <text:p><text:s text:c="2"/>1 292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2100" table:style-name="ce47">
            <text:p><text:s text:c="2"/>2 100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8548" table:style-name="ce47">
            <text:p><text:s text:c="2"/>8 5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503" table:style-name="ce47">
            <text:p><text:s text:c="2"/>30 50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61" table:style-name="ce47">
            <text:p><text:s text:c="3"/>86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574" table:style-name="ce47">
            <text:p><text:s text:c="2"/>3 574</text:p>
          </table:table-cell>
          <table:table-cell office:value-type="float" office:value="2619" table:style-name="ce47">
            <text:p><text:s text:c="2"/>2 619</text:p>
          </table:table-cell>
          <table:table-cell office:value-type="float" office:value="677" table:style-name="ce47">
            <text:p><text:s text:c="3"/>677</text:p>
          </table:table-cell>
          <table:table-cell office:value-type="float" office:value="2710" table:style-name="ce47">
            <text:p><text:s text:c="2"/>2 710</text:p>
          </table:table-cell>
          <table:table-cell office:value-type="float" office:value="1989" table:style-name="ce47">
            <text:p><text:s text:c="2"/>1 989</text:p>
          </table:table-cell>
          <table:table-cell office:value-type="float" office:value="3279" table:style-name="ce47">
            <text:p><text:s text:c="2"/>3 279</text:p>
          </table:table-cell>
          <table:table-cell office:value-type="float" office:value="2047" table:style-name="ce47">
            <text:p><text:s text:c="2"/>2 04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929" table:style-name="ce47">
            <text:p><text:s text:c="3"/>92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694" table:style-name="ce47">
            <text:p><text:s text:c="3"/>694</text:p>
          </table:table-cell>
          <table:table-cell office:value-type="float" office:value="733" table:style-name="ce47">
            <text:p><text:s text:c="3"/>733</text:p>
          </table:table-cell>
          <table:table-cell office:value-type="float" office:value="962" table:style-name="ce47">
            <text:p><text:s text:c="3"/>962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2401" table:style-name="ce47">
            <text:p><text:s text:c="2"/>2 401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3261" table:style-name="ce47">
            <text:p><text:s text:c="2"/>3 261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10130" table:style-name="ce47">
            <text:p><text:s text:c="2"/>10 130</text:p>
          </table:table-cell>
          <table:table-cell office:value-type="float" office:value="7549" table:style-name="ce47">
            <text:p><text:s text:c="2"/>7 549</text:p>
          </table:table-cell>
          <table:table-cell office:value-type="float" office:value="2917" table:style-name="ce47">
            <text:p><text:s text:c="2"/>2 917</text:p>
          </table:table-cell>
          <table:table-cell office:value-type="float" office:value="4123" table:style-name="ce47">
            <text:p><text:s text:c="2"/>4 123</text:p>
          </table:table-cell>
          <table:table-cell office:value-type="float" office:value="3144" table:style-name="ce47">
            <text:p><text:s text:c="2"/>3 1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561" table:style-name="ce47">
            <text:p><text:s text:c="2"/>1 561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747" table:style-name="ce47">
            <text:p><text:s text:c="2"/>65 74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48" table:style-name="ce47">
            <text:p><text:s text:c="3"/>54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3817" table:style-name="ce47">
            <text:p><text:s text:c="2"/>3 81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571" table:style-name="ce47">
            <text:p><text:s text:c="2"/>1 57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552" table:style-name="ce47">
            <text:p><text:s text:c="3"/>552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4541" table:style-name="ce47">
            <text:p><text:s text:c="2"/>4 541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776" table:style-name="ce47">
            <text:p><text:s text:c="2"/>1 776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168" table:style-name="ce47">
            <text:p><text:s text:c="2"/>20 1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800" table:style-name="ce46">
            <text:p><text:s text:c="2"/>1 800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3499" table:style-name="ce46">
            <text:p><text:s text:c="2"/>3 499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1331" table:style-name="ce46">
            <text:p><text:s text:c="2"/>1 331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324" table:style-name="ce46">
            <text:p><text:s text:c="2"/>2 324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8484" table:style-name="ce46">
            <text:p><text:s text:c="2"/>8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44" table:style-name="ce46">
            <text:p><text:s text:c="2"/>27 2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6" table:style-name="ce46">
            <text:p><text:s text:c="3"/>79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855" table:style-name="ce46">
            <text:p><text:s text:c="2"/>2 85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257" table:style-name="ce46">
            <text:p><text:s text:c="2"/>1 2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0" table:style-name="ce46">
            <text:p><text:s text:c="2"/>1 21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641" table:style-name="ce46">
            <text:p><text:s text:c="2"/>8 641</text:p>
          </table:table-cell>
          <table:table-cell office:value-type="float" office:value="1814" table:style-name="ce46">
            <text:p><text:s text:c="2"/>1 814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5165" table:style-name="ce46">
            <text:p><text:s text:c="2"/>5 165</text:p>
          </table:table-cell>
          <table:table-cell office:value-type="float" office:value="3091" table:style-name="ce46">
            <text:p><text:s text:c="2"/>3 09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8407" table:style-name="ce46">
            <text:p><text:s text:c="2"/>8 4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68" table:style-name="ce46">
            <text:p><text:s text:c="2"/>36 8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93" table:style-name="ce46">
            <text:p><text:s text:c="2"/>1 893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3256" table:style-name="ce46">
            <text:p><text:s text:c="2"/>3 25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3118" table:style-name="ce46">
            <text:p><text:s text:c="2"/>3 118</text:p>
          </table:table-cell>
          <table:table-cell office:value-type="float" office:value="1978" table:style-name="ce46">
            <text:p><text:s text:c="2"/>1 97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19" table:style-name="ce46">
            <text:p><text:s text:c="2"/>12 81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5430" table:style-name="ce46">
            <text:p><text:s text:c="2"/>5 430</text:p>
          </table:table-cell>
          <table:table-cell office:value-type="float" office:value="5172" table:style-name="ce46">
            <text:p><text:s text:c="2"/>5 1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76" table:style-name="ce46">
            <text:p><text:s text:c="2"/>33 6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19" table:style-name="ce46">
            <text:p><text:s text:c="2"/>44 41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275" table:style-name="ce46">
            <text:p><text:s text:c="2"/>1 275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594" table:style-name="ce46">
            <text:p><text:s text:c="3"/>594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866" table:style-name="ce46">
            <text:p><text:s text:c="3"/>866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364" table:style-name="ce46">
            <text:p><text:s text:c="2"/>1 364</text:p>
          </table:table-cell>
          <table:table-cell office:value-type="float" office:value="1071" table:style-name="ce46">
            <text:p><text:s text:c="2"/>1 071</text:p>
          </table:table-cell>
          <table:table-cell office:value-type="float" office:value="6567" table:style-name="ce46">
            <text:p><text:s text:c="2"/>6 567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802" table:style-name="ce46">
            <text:p><text:s text:c="3"/>802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25131" table:style-name="ce46">
            <text:p><text:s text:c="2"/>25 131</text:p>
          </table:table-cell>
          <table:table-cell office:value-type="float" office:value="1530" table:style-name="ce46">
            <text:p><text:s text:c="2"/>1 530</text:p>
          </table:table-cell>
          <table:table-cell office:value-type="float" office:value="9600" table:style-name="ce46">
            <text:p><text:s text:c="2"/>9 600</text:p>
          </table:table-cell>
          <table:table-cell office:value-type="float" office:value="707" table:style-name="ce46">
            <text:p><text:s text:c="3"/>707</text:p>
          </table:table-cell>
          <table:table-cell office:value-type="float" office:value="2659" table:style-name="ce46">
            <text:p><text:s text:c="2"/>2 659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2658" table:style-name="ce46">
            <text:p><text:s text:c="2"/>2 658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600" table:style-name="ce46">
            <text:p><text:s text:c="2"/>1 60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5366" table:style-name="ce46">
            <text:p><text:s text:c="2"/>5 366</text:p>
          </table:table-cell>
          <table:table-cell office:value-type="float" office:value="1092" table:style-name="ce46">
            <text:p><text:s text:c="2"/>1 092</text:p>
          </table:table-cell>
          <table:table-cell office:value-type="float" office:value="1262" table:style-name="ce46">
            <text:p><text:s text:c="2"/>1 262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1067" table:style-name="ce46">
            <text:p><text:s text:c="2"/>1 067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718" table:style-name="ce46">
            <text:p><text:s text:c="2"/>1 7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269" table:style-name="ce46">
            <text:p><text:s text:c="2"/>81 26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592" table:style-name="ce47">
            <text:p><text:s text:c="3"/>59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130" table:style-name="ce47">
            <text:p><text:s text:c="2"/>1 13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6846" table:style-name="ce47">
            <text:p><text:s text:c="2"/>6 846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1007" table:style-name="ce47">
            <text:p><text:s text:c="2"/>1 00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1048" table:style-name="ce47">
            <text:p><text:s text:c="2"/>1 048</text:p>
          </table:table-cell>
          <table:table-cell office:value-type="float" office:value="3021" table:style-name="ce47">
            <text:p><text:s text:c="2"/>3 021</text:p>
          </table:table-cell>
          <table:table-cell office:value-type="float" office:value="7332" table:style-name="ce47">
            <text:p><text:s text:c="2"/>7 332</text:p>
          </table:table-cell>
          <table:table-cell office:value-type="float" office:value="15231" table:style-name="ce47">
            <text:p><text:s text:c="2"/>15 231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2156" table:style-name="ce47">
            <text:p><text:s text:c="2"/>2 15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423" table:style-name="ce47">
            <text:p><text:s text:c="2"/>4 423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690" table:style-name="ce47">
            <text:p><text:s text:c="3"/>69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8824" table:style-name="ce47">
            <text:p><text:s text:c="2"/>8 824</text:p>
          </table:table-cell>
          <table:table-cell office:value-type="float" office:value="1467" table:style-name="ce47">
            <text:p><text:s text:c="2"/>1 467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2521" table:style-name="ce47">
            <text:p><text:s text:c="2"/>2 5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948" table:style-name="ce47">
            <text:p><text:s text:c="2"/>65 94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534" table:style-name="ce47">
            <text:p><text:s text:c="2"/>5 534</text:p>
          </table:table-cell>
          <table:table-cell office:value-type="float" office:value="2132" table:style-name="ce47">
            <text:p><text:s text:c="2"/>2 132</text:p>
          </table:table-cell>
          <table:table-cell office:value-type="float" office:value="471" table:style-name="ce47">
            <text:p><text:s text:c="3"/>471</text:p>
          </table:table-cell>
          <table:table-cell office:value-type="float" office:value="647" table:style-name="ce47">
            <text:p><text:s text:c="3"/>647</text:p>
          </table:table-cell>
          <table:table-cell office:value-type="float" office:value="3569" table:style-name="ce47">
            <text:p><text:s text:c="2"/>3 569</text:p>
          </table:table-cell>
          <table:table-cell office:value-type="float" office:value="1664" table:style-name="ce47">
            <text:p><text:s text:c="2"/>1 664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5292" table:style-name="ce47">
            <text:p><text:s text:c="2"/>5 292</text:p>
          </table:table-cell>
          <table:table-cell office:value-type="float" office:value="1687" table:style-name="ce47">
            <text:p><text:s text:c="2"/>1 687</text:p>
          </table:table-cell>
          <table:table-cell office:value-type="float" office:value="5167" table:style-name="ce47">
            <text:p><text:s text:c="2"/>5 167</text:p>
          </table:table-cell>
          <table:table-cell office:value-type="float" office:value="1534" table:style-name="ce47">
            <text:p><text:s text:c="2"/>1 534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811" table:style-name="ce47">
            <text:p><text:s text:c="3"/>811</text:p>
          </table:table-cell>
          <table:table-cell office:value-type="float" office:value="1088" table:style-name="ce47">
            <text:p><text:s text:c="2"/>1 088</text:p>
          </table:table-cell>
          <table:table-cell office:value-type="float" office:value="791" table:style-name="ce47">
            <text:p><text:s text:c="3"/>791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2175" table:style-name="ce47">
            <text:p><text:s text:c="2"/>2 175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3596" table:style-name="ce47">
            <text:p><text:s text:c="2"/>3 596</text:p>
          </table:table-cell>
          <table:table-cell office:value-type="float" office:value="1086" table:style-name="ce47">
            <text:p><text:s text:c="2"/>1 086</text:p>
          </table:table-cell>
          <table:table-cell office:value-type="float" office:value="3793" table:style-name="ce47">
            <text:p><text:s text:c="2"/>3 793</text:p>
          </table:table-cell>
          <table:table-cell office:value-type="float" office:value="1409" table:style-name="ce47">
            <text:p><text:s text:c="2"/>1 409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972" table:style-name="ce47">
            <text:p><text:s text:c="3"/>972</text:p>
          </table:table-cell>
          <table:table-cell office:value-type="float" office:value="1859" table:style-name="ce47">
            <text:p><text:s text:c="2"/>1 859</text:p>
          </table:table-cell>
          <table:table-cell office:value-type="float" office:value="2180" table:style-name="ce47">
            <text:p><text:s text:c="2"/>2 180</text:p>
          </table:table-cell>
          <table:table-cell office:value-type="float" office:value="2606" table:style-name="ce47">
            <text:p><text:s text:c="2"/>2 606</text:p>
          </table:table-cell>
          <table:table-cell office:value-type="float" office:value="1203" table:style-name="ce47">
            <text:p><text:s text:c="2"/>1 203</text:p>
          </table:table-cell>
          <table:table-cell office:value-type="float" office:value="1748" table:style-name="ce47">
            <text:p><text:s text:c="2"/>1 748</text:p>
          </table:table-cell>
          <table:table-cell office:value-type="float" office:value="1585" table:style-name="ce47">
            <text:p><text:s text:c="2"/>1 585</text:p>
          </table:table-cell>
          <table:table-cell office:value-type="float" office:value="1450" table:style-name="ce47">
            <text:p><text:s text:c="2"/>1 450</text:p>
          </table:table-cell>
          <table:table-cell office:value-type="float" office:value="2324" table:style-name="ce47">
            <text:p><text:s text:c="2"/>2 324</text:p>
          </table:table-cell>
          <table:table-cell office:value-type="float" office:value="2835" table:style-name="ce47">
            <text:p><text:s text:c="2"/>2 835</text:p>
          </table:table-cell>
          <table:table-cell office:value-type="float" office:value="1136" table:style-name="ce47">
            <text:p><text:s text:c="2"/>1 136</text:p>
          </table:table-cell>
          <table:table-cell office:value-type="float" office:value="1073" table:style-name="ce47">
            <text:p><text:s text:c="2"/>1 073</text:p>
          </table:table-cell>
          <table:table-cell office:value-type="float" office:value="1077" table:style-name="ce47">
            <text:p><text:s text:c="2"/>1 077</text:p>
          </table:table-cell>
          <table:table-cell office:value-type="float" office:value="658" table:style-name="ce47">
            <text:p><text:s text:c="3"/>658</text:p>
          </table:table-cell>
          <table:table-cell office:value-type="float" office:value="6579" table:style-name="ce47">
            <text:p><text:s text:c="2"/>6 579</text:p>
          </table:table-cell>
          <table:table-cell office:value-type="float" office:value="1265" table:style-name="ce47">
            <text:p><text:s text:c="2"/>1 265</text:p>
          </table:table-cell>
          <table:table-cell office:value-type="float" office:value="10113" table:style-name="ce47">
            <text:p><text:s text:c="2"/>10 113</text:p>
          </table:table-cell>
          <table:table-cell office:value-type="float" office:value="2689" table:style-name="ce47">
            <text:p><text:s text:c="2"/>2 689</text:p>
          </table:table-cell>
          <table:table-cell office:value-type="float" office:value="26526" table:style-name="ce47">
            <text:p><text:s text:c="2"/>26 526</text:p>
          </table:table-cell>
          <table:table-cell office:value-type="float" office:value="8861" table:style-name="ce47">
            <text:p><text:s text:c="2"/>8 861</text:p>
          </table:table-cell>
          <table:table-cell office:value-type="float" office:value="576" table:style-name="ce47">
            <text:p><text:s text:c="3"/>576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3205" table:style-name="ce47">
            <text:p><text:s text:c="2"/>3 205</text:p>
          </table:table-cell>
          <table:table-cell office:value-type="float" office:value="554" table:style-name="ce47">
            <text:p><text:s text:c="3"/>554</text:p>
          </table:table-cell>
          <table:table-cell office:value-type="float" office:value="3067" table:style-name="ce47">
            <text:p><text:s text:c="2"/>3 067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1025" table:style-name="ce47">
            <text:p><text:s text:c="2"/>1 025</text:p>
          </table:table-cell>
          <table:table-cell office:value-type="float" office:value="6687" table:style-name="ce47">
            <text:p><text:s text:c="2"/>6 687</text:p>
          </table:table-cell>
          <table:table-cell office:value-type="float" office:value="2468" table:style-name="ce47">
            <text:p><text:s text:c="2"/>2 468</text:p>
          </table:table-cell>
          <table:table-cell office:value-type="float" office:value="74223" table:style-name="ce47">
            <text:p><text:s text:c="2"/>74 223</text:p>
          </table:table-cell>
          <table:table-cell office:value-type="float" office:value="22014" table:style-name="ce47">
            <text:p><text:s text:c="2"/>22 014</text:p>
          </table:table-cell>
          <table:table-cell office:value-type="float" office:value="4266" table:style-name="ce47">
            <text:p><text:s text:c="2"/>4 266</text:p>
          </table:table-cell>
          <table:table-cell office:value-type="float" office:value="1548" table:style-name="ce47">
            <text:p><text:s text:c="2"/>1 548</text:p>
          </table:table-cell>
          <table:table-cell office:value-type="float" office:value="854" table:style-name="ce47">
            <text:p><text:s text:c="3"/>854</text:p>
          </table:table-cell>
          <table:table-cell office:value-type="float" office:value="1300" table:style-name="ce47">
            <text:p><text:s text:c="2"/>1 300</text:p>
          </table:table-cell>
          <table:table-cell office:value-type="float" office:value="4820" table:style-name="ce47">
            <text:p><text:s text:c="2"/>4 820</text:p>
          </table:table-cell>
          <table:table-cell office:value-type="float" office:value="1058" table:style-name="ce47">
            <text:p><text:s text:c="2"/>1 058</text:p>
          </table:table-cell>
          <table:table-cell office:value-type="float" office:value="50677" table:style-name="ce47">
            <text:p><text:s text:c="2"/>50 677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1860" table:style-name="ce47">
            <text:p><text:s text:c="2"/>1 860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4861" table:style-name="ce47">
            <text:p><text:s text:c="2"/>4 861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2410" table:style-name="ce47">
            <text:p><text:s text:c="2"/>2 4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4667" table:style-name="ce47">
            <text:p><text:s text:c="2"/>314 66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103" table:style-name="ce47">
            <text:p><text:s text:c="2"/>1 103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1502" table:style-name="ce47">
            <text:p><text:s text:c="2"/>1 502</text:p>
          </table:table-cell>
          <table:table-cell office:value-type="float" office:value="3194" table:style-name="ce47">
            <text:p><text:s text:c="2"/>3 194</text:p>
          </table:table-cell>
          <table:table-cell office:value-type="float" office:value="35484" table:style-name="ce47">
            <text:p><text:s text:c="2"/>35 484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440" table:style-name="ce47">
            <text:p><text:s text:c="2"/>2 440</text:p>
          </table:table-cell>
          <table:table-cell office:value-type="float" office:value="1217" table:style-name="ce47">
            <text:p><text:s text:c="2"/>1 217</text:p>
          </table:table-cell>
          <table:table-cell office:value-type="float" office:value="4567" table:style-name="ce47">
            <text:p><text:s text:c="2"/>4 567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2713" table:style-name="ce47">
            <text:p><text:s text:c="2"/>2 713</text:p>
          </table:table-cell>
          <table:table-cell office:value-type="float" office:value="1567" table:style-name="ce47">
            <text:p><text:s text:c="2"/>1 567</text:p>
          </table:table-cell>
          <table:table-cell office:value-type="float" office:value="5518" table:style-name="ce47">
            <text:p><text:s text:c="2"/>5 518</text:p>
          </table:table-cell>
          <table:table-cell office:value-type="float" office:value="2377" table:style-name="ce47">
            <text:p><text:s text:c="2"/>2 377</text:p>
          </table:table-cell>
          <table:table-cell office:value-type="float" office:value="4763" table:style-name="ce47">
            <text:p><text:s text:c="2"/>4 763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1111" table:style-name="ce47">
            <text:p><text:s text:c="2"/>1 111</text:p>
          </table:table-cell>
          <table:table-cell office:value-type="float" office:value="2837" table:style-name="ce47">
            <text:p><text:s text:c="2"/>2 837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3351" table:style-name="ce47">
            <text:p><text:s text:c="2"/>3 351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182" table:style-name="ce47">
            <text:p><text:s text:c="2"/>4 182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1983" table:style-name="ce47">
            <text:p><text:s text:c="2"/>1 983</text:p>
          </table:table-cell>
          <table:table-cell office:value-type="float" office:value="3337" table:style-name="ce47">
            <text:p><text:s text:c="2"/>3 337</text:p>
          </table:table-cell>
          <table:table-cell office:value-type="float" office:value="3002" table:style-name="ce47">
            <text:p><text:s text:c="2"/>3 0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752" table:style-name="ce47">
            <text:p><text:s text:c="2"/>97 75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8992" table:style-name="ce47">
            <text:p><text:s text:c="2"/>8 992</text:p>
          </table:table-cell>
          <table:table-cell office:value-type="float" office:value="2587" table:style-name="ce47">
            <text:p><text:s text:c="2"/>2 587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4013" table:style-name="ce47">
            <text:p><text:s text:c="2"/>4 013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6627" table:style-name="ce47">
            <text:p><text:s text:c="2"/>6 627</text:p>
          </table:table-cell>
          <table:table-cell office:value-type="float" office:value="1691" table:style-name="ce47">
            <text:p><text:s text:c="2"/>1 691</text:p>
          </table:table-cell>
          <table:table-cell office:value-type="float" office:value="821" table:style-name="ce47">
            <text:p><text:s text:c="3"/>821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602" table:style-name="ce47">
            <text:p><text:s text:c="2"/>1 602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4965" table:style-name="ce47">
            <text:p><text:s text:c="2"/>4 965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2678" table:style-name="ce47">
            <text:p><text:s text:c="2"/>2 678</text:p>
          </table:table-cell>
          <table:table-cell office:value-type="float" office:value="3017" table:style-name="ce47">
            <text:p><text:s text:c="2"/>3 017</text:p>
          </table:table-cell>
          <table:table-cell office:value-type="float" office:value="1332" table:style-name="ce47">
            <text:p><text:s text:c="2"/>1 332</text:p>
          </table:table-cell>
          <table:table-cell office:value-type="float" office:value="3666" table:style-name="ce47">
            <text:p><text:s text:c="2"/>3 666</text:p>
          </table:table-cell>
          <table:table-cell office:value-type="float" office:value="1449" table:style-name="ce47">
            <text:p><text:s text:c="2"/>1 449</text:p>
          </table:table-cell>
          <table:table-cell office:value-type="float" office:value="1955" table:style-name="ce47">
            <text:p><text:s text:c="2"/>1 955</text:p>
          </table:table-cell>
          <table:table-cell office:value-type="float" office:value="1520" table:style-name="ce47">
            <text:p><text:s text:c="2"/>1 520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2629" table:style-name="ce47">
            <text:p><text:s text:c="2"/>2 629</text:p>
          </table:table-cell>
          <table:table-cell office:value-type="float" office:value="2237" table:style-name="ce47">
            <text:p><text:s text:c="2"/>2 237</text:p>
          </table:table-cell>
          <table:table-cell office:value-type="float" office:value="1960" table:style-name="ce47">
            <text:p><text:s text:c="2"/>1 960</text:p>
          </table:table-cell>
          <table:table-cell office:value-type="float" office:value="2132" table:style-name="ce47">
            <text:p><text:s text:c="2"/>2 132</text:p>
          </table:table-cell>
          <table:table-cell office:value-type="float" office:value="1027" table:style-name="ce47">
            <text:p><text:s text:c="2"/>1 027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1147" table:style-name="ce47">
            <text:p><text:s text:c="2"/>1 147</text:p>
          </table:table-cell>
          <table:table-cell office:value-type="float" office:value="1108" table:style-name="ce47">
            <text:p><text:s text:c="2"/>1 108</text:p>
          </table:table-cell>
          <table:table-cell office:value-type="float" office:value="4670" table:style-name="ce47">
            <text:p><text:s text:c="2"/>4 670</text:p>
          </table:table-cell>
          <table:table-cell office:value-type="float" office:value="5623" table:style-name="ce47">
            <text:p><text:s text:c="2"/>5 623</text:p>
          </table:table-cell>
          <table:table-cell office:value-type="float" office:value="20642" table:style-name="ce47">
            <text:p><text:s text:c="2"/>20 642</text:p>
          </table:table-cell>
          <table:table-cell office:value-type="float" office:value="2112" table:style-name="ce47">
            <text:p><text:s text:c="2"/>2 112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1665" table:style-name="ce47">
            <text:p><text:s text:c="2"/>1 665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827" table:style-name="ce47">
            <text:p><text:s text:c="3"/>827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2507" table:style-name="ce47">
            <text:p><text:s text:c="2"/>2 507</text:p>
          </table:table-cell>
          <table:table-cell office:value-type="float" office:value="3331" table:style-name="ce47">
            <text:p><text:s text:c="2"/>3 331</text:p>
          </table:table-cell>
          <table:table-cell office:value-type="float" office:value="2564" table:style-name="ce47">
            <text:p><text:s text:c="2"/>2 564</text:p>
          </table:table-cell>
          <table:table-cell office:value-type="float" office:value="15493" table:style-name="ce47">
            <text:p><text:s text:c="2"/>15 493</text:p>
          </table:table-cell>
          <table:table-cell office:value-type="float" office:value="2228" table:style-name="ce47">
            <text:p><text:s text:c="2"/>2 228</text:p>
          </table:table-cell>
          <table:table-cell office:value-type="float" office:value="15072" table:style-name="ce47">
            <text:p><text:s text:c="2"/>15 072</text:p>
          </table:table-cell>
          <table:table-cell office:value-type="float" office:value="4359" table:style-name="ce47">
            <text:p><text:s text:c="2"/>4 359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3175" table:style-name="ce47">
            <text:p><text:s text:c="2"/>3 175</text:p>
          </table:table-cell>
          <table:table-cell office:value-type="float" office:value="1242" table:style-name="ce47">
            <text:p><text:s text:c="2"/>1 242</text:p>
          </table:table-cell>
          <table:table-cell office:value-type="float" office:value="3853" table:style-name="ce47">
            <text:p><text:s text:c="2"/>3 853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1885" table:style-name="ce47">
            <text:p><text:s text:c="2"/>1 885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2057" table:style-name="ce47">
            <text:p><text:s text:c="2"/>2 057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3010" table:style-name="ce47">
            <text:p><text:s text:c="2"/>3 0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913" table:style-name="ce47">
            <text:p><text:s text:c="2"/>164 9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5" table:style-name="ce46">
            <text:p><text:s text:c="2"/>2 8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422" table:style-name="ce46">
            <text:p><text:s text:c="2"/>2 422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373" table:style-name="ce46">
            <text:p><text:s text:c="2"/>1 373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1283" table:style-name="ce46">
            <text:p><text:s text:c="2"/>1 283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1178" table:style-name="ce46">
            <text:p><text:s text:c="2"/>1 178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1912" table:style-name="ce46">
            <text:p><text:s text:c="2"/>1 912</text:p>
          </table:table-cell>
          <table:table-cell office:value-type="float" office:value="1970" table:style-name="ce46">
            <text:p><text:s text:c="2"/>1 970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3993" table:style-name="ce46">
            <text:p><text:s text:c="2"/>3 993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4993" table:style-name="ce46">
            <text:p><text:s text:c="2"/>4 99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780" table:style-name="ce46">
            <text:p><text:s text:c="2"/>1 780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13" table:style-name="ce46">
            <text:p><text:s text:c="2"/>5 61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46" table:style-name="ce46">
            <text:p><text:s text:c="2"/>4 0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23" table:style-name="ce46">
            <text:p><text:s text:c="2"/>5 023</text:p>
          </table:table-cell>
          <table:table-cell office:value-type="float" office:value="2031" table:style-name="ce46">
            <text:p><text:s text:c="2"/>2 031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988" table:style-name="ce46">
            <text:p><text:s text:c="2"/>1 9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583" table:style-name="ce46">
            <text:p><text:s text:c="2"/>54 58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24" table:style-name="ce46">
            <text:p><text:s text:c="3"/>62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84" table:style-name="ce46">
            <text:p><text:s text:c="2"/>2 484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3967" table:style-name="ce46">
            <text:p><text:s text:c="2"/>3 967</text:p>
          </table:table-cell>
          <table:table-cell office:value-type="float" office:value="5984" table:style-name="ce46">
            <text:p><text:s text:c="2"/>5 984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515" table:style-name="ce46">
            <text:p><text:s text:c="3"/>515</text:p>
          </table:table-cell>
          <table:table-cell office:value-type="float" office:value="1577" table:style-name="ce46">
            <text:p><text:s text:c="2"/>1 577</text:p>
          </table:table-cell>
          <table:table-cell office:value-type="float" office:value="2352" table:style-name="ce46">
            <text:p><text:s text:c="2"/>2 352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1790" table:style-name="ce46">
            <text:p><text:s text:c="2"/>1 790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4715" table:style-name="ce46">
            <text:p><text:s text:c="2"/>4 715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3607" table:style-name="ce46">
            <text:p><text:s text:c="2"/>3 607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2421" table:style-name="ce46">
            <text:p><text:s text:c="2"/>2 421</text:p>
          </table:table-cell>
          <table:table-cell office:value-type="float" office:value="2707" table:style-name="ce46">
            <text:p><text:s text:c="2"/>2 707</text:p>
          </table:table-cell>
          <table:table-cell office:value-type="float" office:value="18984" table:style-name="ce46">
            <text:p><text:s text:c="2"/>18 984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243" table:style-name="ce46">
            <text:p><text:s text:c="2"/>1 243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2555" table:style-name="ce46">
            <text:p><text:s text:c="2"/>2 555</text:p>
          </table:table-cell>
          <table:table-cell office:value-type="float" office:value="5145" table:style-name="ce46">
            <text:p><text:s text:c="2"/>5 145</text:p>
          </table:table-cell>
          <table:table-cell office:value-type="float" office:value="1896" table:style-name="ce46">
            <text:p><text:s text:c="2"/>1 896</text:p>
          </table:table-cell>
          <table:table-cell office:value-type="float" office:value="13593" table:style-name="ce46">
            <text:p><text:s text:c="2"/>13 593</text:p>
          </table:table-cell>
          <table:table-cell office:value-type="float" office:value="1179" table:style-name="ce46">
            <text:p><text:s text:c="2"/>1 179</text:p>
          </table:table-cell>
          <table:table-cell office:value-type="float" office:value="4906" table:style-name="ce46">
            <text:p><text:s text:c="2"/>4 906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2020" table:style-name="ce46">
            <text:p><text:s text:c="2"/>2 020</text:p>
          </table:table-cell>
          <table:table-cell office:value-type="float" office:value="1092" table:style-name="ce46">
            <text:p><text:s text:c="2"/>1 092</text:p>
          </table:table-cell>
          <table:table-cell office:value-type="float" office:value="1651" table:style-name="ce46">
            <text:p><text:s text:c="2"/>1 651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4072" table:style-name="ce46">
            <text:p><text:s text:c="2"/>4 072</text:p>
          </table:table-cell>
          <table:table-cell office:value-type="float" office:value="884" table:style-name="ce46">
            <text:p><text:s text:c="3"/>884</text:p>
          </table:table-cell>
          <table:table-cell office:value-type="float" office:value="3022" table:style-name="ce46">
            <text:p><text:s text:c="2"/>3 022</text:p>
          </table:table-cell>
          <table:table-cell office:value-type="float" office:value="1397" table:style-name="ce46">
            <text:p><text:s text:c="2"/>1 39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584" table:style-name="ce46">
            <text:p><text:s text:c="2"/>1 584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409" table:style-name="ce46">
            <text:p><text:s text:c="2"/>112 4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2881" table:style-name="ce46">
            <text:p><text:s text:c="2"/>12 881</text:p>
          </table:table-cell>
          <table:table-cell office:value-type="float" office:value="1423" table:style-name="ce46">
            <text:p><text:s text:c="2"/>1 423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399" table:style-name="ce46">
            <text:p><text:s text:c="2"/>1 399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841" table:style-name="ce46">
            <text:p><text:s text:c="3"/>841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733" table:style-name="ce46">
            <text:p><text:s text:c="3"/>733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870" table:style-name="ce46">
            <text:p><text:s text:c="3"/>870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1897" table:style-name="ce46">
            <text:p><text:s text:c="2"/>1 897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803" table:style-name="ce46">
            <text:p><text:s text:c="3"/>803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1766" table:style-name="ce46">
            <text:p><text:s text:c="2"/>1 766</text:p>
          </table:table-cell>
          <table:table-cell office:value-type="float" office:value="5957" table:style-name="ce46">
            <text:p><text:s text:c="2"/>5 957</text:p>
          </table:table-cell>
          <table:table-cell office:value-type="float" office:value="880" table:style-name="ce46">
            <text:p><text:s text:c="3"/>880</text:p>
          </table:table-cell>
          <table:table-cell office:value-type="float" office:value="9360" table:style-name="ce46">
            <text:p><text:s text:c="2"/>9 360</text:p>
          </table:table-cell>
          <table:table-cell office:value-type="float" office:value="4819" table:style-name="ce46">
            <text:p><text:s text:c="2"/>4 819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3329" table:style-name="ce46">
            <text:p><text:s text:c="2"/>3 329</text:p>
          </table:table-cell>
          <table:table-cell office:value-type="float" office:value="2338" table:style-name="ce46">
            <text:p><text:s text:c="2"/>2 338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356" table:style-name="ce46">
            <text:p><text:s text:c="2"/>1 356</text:p>
          </table:table-cell>
          <table:table-cell office:value-type="float" office:value="1158" table:style-name="ce46">
            <text:p><text:s text:c="2"/>1 158</text:p>
          </table:table-cell>
          <table:table-cell office:value-type="float" office:value="1585" table:style-name="ce46">
            <text:p><text:s text:c="2"/>1 585</text:p>
          </table:table-cell>
          <table:table-cell office:value-type="float" office:value="7065" table:style-name="ce46">
            <text:p><text:s text:c="2"/>7 065</text:p>
          </table:table-cell>
          <table:table-cell office:value-type="float" office:value="3083" table:style-name="ce46">
            <text:p><text:s text:c="2"/>3 083</text:p>
          </table:table-cell>
          <table:table-cell office:value-type="float" office:value="1982" table:style-name="ce46">
            <text:p><text:s text:c="2"/>1 982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854" table:style-name="ce46">
            <text:p><text:s text:c="3"/>854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1884" table:style-name="ce46">
            <text:p><text:s text:c="2"/>1 884</text:p>
          </table:table-cell>
          <table:table-cell office:value-type="float" office:value="1194" table:style-name="ce46">
            <text:p><text:s text:c="2"/>1 194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4170" table:style-name="ce46">
            <text:p><text:s text:c="2"/>4 170</text:p>
          </table:table-cell>
          <table:table-cell office:value-type="float" office:value="1935" table:style-name="ce46">
            <text:p><text:s text:c="2"/>1 935</text:p>
          </table:table-cell>
          <table:table-cell office:value-type="float" office:value="2664" table:style-name="ce46">
            <text:p><text:s text:c="2"/>2 664</text:p>
          </table:table-cell>
          <table:table-cell office:value-type="float" office:value="2322" table:style-name="ce46">
            <text:p><text:s text:c="2"/>2 322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587" table:style-name="ce46">
            <text:p><text:s text:c="2"/>96 5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74" table:style-name="ce46">
            <text:p><text:s text:c="3"/>774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801" table:style-name="ce46">
            <text:p><text:s text:c="3"/>801</text:p>
          </table:table-cell>
          <table:table-cell office:value-type="float" office:value="7647" table:style-name="ce46">
            <text:p><text:s text:c="2"/>7 647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649" table:style-name="ce46">
            <text:p><text:s text:c="2"/>1 649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704" table:style-name="ce46">
            <text:p><text:s text:c="3"/>704</text:p>
          </table:table-cell>
          <table:table-cell office:value-type="float" office:value="1600" table:style-name="ce46">
            <text:p><text:s text:c="2"/>1 600</text:p>
          </table:table-cell>
          <table:table-cell office:value-type="float" office:value="1401" table:style-name="ce46">
            <text:p><text:s text:c="2"/>1 401</text:p>
          </table:table-cell>
          <table:table-cell office:value-type="float" office:value="3299" table:style-name="ce46">
            <text:p><text:s text:c="2"/>3 299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2873" table:style-name="ce46">
            <text:p><text:s text:c="2"/>2 873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6527" table:style-name="ce46">
            <text:p><text:s text:c="2"/>6 527</text:p>
          </table:table-cell>
          <table:table-cell office:value-type="float" office:value="4298" table:style-name="ce46">
            <text:p><text:s text:c="2"/>4 298</text:p>
          </table:table-cell>
          <table:table-cell office:value-type="float" office:value="1735" table:style-name="ce46">
            <text:p><text:s text:c="2"/>1 735</text:p>
          </table:table-cell>
          <table:table-cell office:value-type="float" office:value="2718" table:style-name="ce46">
            <text:p><text:s text:c="2"/>2 718</text:p>
          </table:table-cell>
          <table:table-cell office:value-type="float" office:value="1845" table:style-name="ce46">
            <text:p><text:s text:c="2"/>1 845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1694" table:style-name="ce46">
            <text:p><text:s text:c="2"/>1 6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843" table:style-name="ce46">
            <text:p><text:s text:c="2"/>55 84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743" table:style-name="ce47">
            <text:p><text:s text:c="3"/>74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701" table:style-name="ce47">
            <text:p><text:s text:c="3"/>701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1199" table:style-name="ce47">
            <text:p><text:s text:c="2"/>1 199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764" table:style-name="ce47">
            <text:p><text:s text:c="2"/>1 76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841" table:style-name="ce47">
            <text:p><text:s text:c="3"/>841</text:p>
          </table:table-cell>
          <table:table-cell office:value-type="float" office:value="741" table:style-name="ce47">
            <text:p><text:s text:c="3"/>741</text:p>
          </table:table-cell>
          <table:table-cell office:value-type="float" office:value="14932" table:style-name="ce47">
            <text:p><text:s text:c="2"/>14 932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971" table:style-name="ce47">
            <text:p><text:s text:c="3"/>971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15043" table:style-name="ce47">
            <text:p><text:s text:c="2"/>15 043</text:p>
          </table:table-cell>
          <table:table-cell office:value-type="float" office:value="3370" table:style-name="ce47">
            <text:p><text:s text:c="2"/>3 370</text:p>
          </table:table-cell>
          <table:table-cell office:value-type="float" office:value="14726" table:style-name="ce47">
            <text:p><text:s text:c="2"/>14 726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637" table:style-name="ce47">
            <text:p><text:s text:c="2"/>1 637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855" table:style-name="ce47">
            <text:p><text:s text:c="2"/>1 855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16219" table:style-name="ce47">
            <text:p><text:s text:c="2"/>16 219</text:p>
          </table:table-cell>
          <table:table-cell office:value-type="float" office:value="7073" table:style-name="ce47">
            <text:p><text:s text:c="2"/>7 073</text:p>
          </table:table-cell>
          <table:table-cell office:value-type="float" office:value="1502" table:style-name="ce47">
            <text:p><text:s text:c="2"/>1 502</text:p>
          </table:table-cell>
          <table:table-cell office:value-type="float" office:value="7681" table:style-name="ce47">
            <text:p><text:s text:c="2"/>7 681</text:p>
          </table:table-cell>
          <table:table-cell office:value-type="float" office:value="1018" table:style-name="ce47">
            <text:p><text:s text:c="2"/>1 018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3542" table:style-name="ce47">
            <text:p><text:s text:c="2"/>3 5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894" table:style-name="ce47">
            <text:p><text:s text:c="2"/>106 89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0" table:style-name="ce47">
            <text:p><text:s text:c="3"/>22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459" table:style-name="ce47">
            <text:p><text:s text:c="3"/>459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4531" table:style-name="ce47">
            <text:p><text:s text:c="2"/>4 531</text:p>
          </table:table-cell>
          <table:table-cell office:value-type="float" office:value="1303" table:style-name="ce47">
            <text:p><text:s text:c="2"/>1 30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2582" table:style-name="ce47">
            <text:p><text:s text:c="2"/>2 582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5573" table:style-name="ce47">
            <text:p><text:s text:c="2"/>5 573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778" table:style-name="ce47">
            <text:p><text:s text:c="3"/>77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606" table:style-name="ce47">
            <text:p><text:s text:c="3"/>60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6942" table:style-name="ce47">
            <text:p><text:s text:c="2"/>6 942</text:p>
          </table:table-cell>
          <table:table-cell office:value-type="float" office:value="2934" table:style-name="ce47">
            <text:p><text:s text:c="2"/>2 934</text:p>
          </table:table-cell>
          <table:table-cell office:value-type="float" office:value="1317" table:style-name="ce47">
            <text:p><text:s text:c="2"/>1 317</text:p>
          </table:table-cell>
          <table:table-cell office:value-type="float" office:value="1326" table:style-name="ce47">
            <text:p><text:s text:c="2"/>1 3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884" table:style-name="ce47">
            <text:p><text:s text:c="2"/>37 88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8" table:style-name="ce46">
            <text:p><text:s text:c="2"/>1 7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7" table:style-name="ce46">
            <text:p><text:s text:c="2"/>2 477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230" table:style-name="ce46">
            <text:p><text:s text:c="2"/>1 23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452" table:style-name="ce46">
            <text:p><text:s text:c="3"/>452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67" table:style-name="ce46">
            <text:p><text:s text:c="2"/>11 1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9796" table:style-name="ce46">
            <text:p><text:s text:c="2"/>19 7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70" table:style-name="ce46">
            <text:p><text:s text:c="2"/>19 8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4" table:style-name="ce46">
            <text:p><text:s text:c="2"/>2 284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981" table:style-name="ce46">
            <text:p><text:s text:c="3"/>9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80" table:style-name="ce46">
            <text:p><text:s text:c="2"/>5 1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22" table:style-name="ce46">
            <text:p><text:s text:c="3"/>92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12" table:style-name="ce46">
            <text:p><text:s text:c="2"/>5 11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2794" table:style-name="ce47">
            <text:p><text:s text:c="2"/>2 794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4420" table:style-name="ce47">
            <text:p><text:s text:c="2"/>4 420</text:p>
          </table:table-cell>
          <table:table-cell office:value-type="float" office:value="1207" table:style-name="ce47">
            <text:p><text:s text:c="2"/>1 207</text:p>
          </table:table-cell>
          <table:table-cell office:value-type="float" office:value="1584" table:style-name="ce47">
            <text:p><text:s text:c="2"/>1 584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416" table:style-name="ce47">
            <text:p><text:s text:c="3"/>416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930" table:style-name="ce47">
            <text:p><text:s text:c="3"/>93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609" table:style-name="ce47">
            <text:p><text:s text:c="3"/>60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21" table:style-name="ce47">
            <text:p><text:s text:c="2"/>16 42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1" table:style-name="ce47">
            <text:p><text:s text:c="2"/>1 191</text:p>
          </table:table-cell>
          <table:table-cell office:value-type="float" office:value="1223" table:style-name="ce47">
            <text:p><text:s text:c="2"/>1 2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45" table:style-name="ce47">
            <text:p><text:s text:c="2"/>3 44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22079" table:style-name="ce49">
            <text:p><text:s text:c="2"/>122 079</text:p>
          </table:table-cell>
          <table:table-cell office:value-type="float" office:value="59075" table:style-name="ce49">
            <text:p><text:s text:c="2"/>59 075</text:p>
          </table:table-cell>
          <table:table-cell office:value-type="float" office:value="7553" table:style-name="ce49">
            <text:p><text:s text:c="2"/>7 553</text:p>
          </table:table-cell>
          <table:table-cell office:value-type="float" office:value="9562" table:style-name="ce49">
            <text:p><text:s text:c="2"/>9 562</text:p>
          </table:table-cell>
          <table:table-cell office:value-type="float" office:value="85914" table:style-name="ce49">
            <text:p><text:s text:c="2"/>85 914</text:p>
          </table:table-cell>
          <table:table-cell office:value-type="float" office:value="27489" table:style-name="ce49">
            <text:p><text:s text:c="2"/>27 489</text:p>
          </table:table-cell>
          <table:table-cell office:value-type="float" office:value="11230" table:style-name="ce49">
            <text:p><text:s text:c="2"/>11 230</text:p>
          </table:table-cell>
          <table:table-cell office:value-type="float" office:value="197968" table:style-name="ce49">
            <text:p><text:s text:c="2"/>197 968</text:p>
          </table:table-cell>
          <table:table-cell office:value-type="float" office:value="41138" table:style-name="ce49">
            <text:p><text:s text:c="2"/>41 138</text:p>
          </table:table-cell>
          <table:table-cell office:value-type="float" office:value="190451" table:style-name="ce49">
            <text:p><text:s text:c="2"/>190 451</text:p>
          </table:table-cell>
          <table:table-cell office:value-type="float" office:value="48231" table:style-name="ce49">
            <text:p><text:s text:c="2"/>48 231</text:p>
          </table:table-cell>
          <table:table-cell office:value-type="float" office:value="10770" table:style-name="ce49">
            <text:p><text:s text:c="2"/>10 770</text:p>
          </table:table-cell>
          <table:table-cell office:value-type="float" office:value="28929" table:style-name="ce49">
            <text:p><text:s text:c="2"/>28 929</text:p>
          </table:table-cell>
          <table:table-cell office:value-type="float" office:value="35106" table:style-name="ce49">
            <text:p><text:s text:c="2"/>35 106</text:p>
          </table:table-cell>
          <table:table-cell office:value-type="float" office:value="25442" table:style-name="ce49">
            <text:p><text:s text:c="2"/>25 442</text:p>
          </table:table-cell>
          <table:table-cell office:value-type="float" office:value="16001" table:style-name="ce49">
            <text:p><text:s text:c="2"/>16 001</text:p>
          </table:table-cell>
          <table:table-cell office:value-type="float" office:value="52973" table:style-name="ce49">
            <text:p><text:s text:c="2"/>52 973</text:p>
          </table:table-cell>
          <table:table-cell office:value-type="float" office:value="10123" table:style-name="ce49">
            <text:p><text:s text:c="2"/>10 123</text:p>
          </table:table-cell>
          <table:table-cell office:value-type="float" office:value="360917" table:style-name="ce49">
            <text:p><text:s text:c="2"/>360 917</text:p>
          </table:table-cell>
          <table:table-cell office:value-type="float" office:value="30358" table:style-name="ce49">
            <text:p><text:s text:c="2"/>30 358</text:p>
          </table:table-cell>
          <table:table-cell office:value-type="float" office:value="112837" table:style-name="ce49">
            <text:p><text:s text:c="2"/>112 837</text:p>
          </table:table-cell>
          <table:table-cell office:value-type="float" office:value="47965" table:style-name="ce49">
            <text:p><text:s text:c="2"/>47 965</text:p>
          </table:table-cell>
          <table:table-cell office:value-type="float" office:value="30061" table:style-name="ce49">
            <text:p><text:s text:c="2"/>30 061</text:p>
          </table:table-cell>
          <table:table-cell office:value-type="float" office:value="30876" table:style-name="ce49">
            <text:p><text:s text:c="2"/>30 876</text:p>
          </table:table-cell>
          <table:table-cell office:value-type="float" office:value="68756" table:style-name="ce49">
            <text:p><text:s text:c="2"/>68 756</text:p>
          </table:table-cell>
          <table:table-cell office:value-type="float" office:value="57505" table:style-name="ce49">
            <text:p><text:s text:c="2"/>57 505</text:p>
          </table:table-cell>
          <table:table-cell office:value-type="float" office:value="73916" table:style-name="ce49">
            <text:p><text:s text:c="2"/>73 916</text:p>
          </table:table-cell>
          <table:table-cell office:value-type="float" office:value="38116" table:style-name="ce49">
            <text:p><text:s text:c="2"/>38 116</text:p>
          </table:table-cell>
          <table:table-cell office:value-type="float" office:value="53555" table:style-name="ce49">
            <text:p><text:s text:c="2"/>53 555</text:p>
          </table:table-cell>
          <table:table-cell office:value-type="float" office:value="63919" table:style-name="ce49">
            <text:p><text:s text:c="2"/>63 919</text:p>
          </table:table-cell>
          <table:table-cell office:value-type="float" office:value="49314" table:style-name="ce49">
            <text:p><text:s text:c="2"/>49 314</text:p>
          </table:table-cell>
          <table:table-cell office:value-type="float" office:value="75446" table:style-name="ce49">
            <text:p><text:s text:c="2"/>75 446</text:p>
          </table:table-cell>
          <table:table-cell office:value-type="float" office:value="107136" table:style-name="ce49">
            <text:p><text:s text:c="2"/>107 136</text:p>
          </table:table-cell>
          <table:table-cell office:value-type="float" office:value="47282" table:style-name="ce49">
            <text:p><text:s text:c="2"/>47 282</text:p>
          </table:table-cell>
          <table:table-cell office:value-type="float" office:value="32666" table:style-name="ce49">
            <text:p><text:s text:c="2"/>32 666</text:p>
          </table:table-cell>
          <table:table-cell office:value-type="float" office:value="35495" table:style-name="ce49">
            <text:p><text:s text:c="2"/>35 495</text:p>
          </table:table-cell>
          <table:table-cell office:value-type="float" office:value="33195" table:style-name="ce49">
            <text:p><text:s text:c="2"/>33 195</text:p>
          </table:table-cell>
          <table:table-cell office:value-type="float" office:value="150985" table:style-name="ce49">
            <text:p><text:s text:c="2"/>150 985</text:p>
          </table:table-cell>
          <table:table-cell office:value-type="float" office:value="22260" table:style-name="ce49">
            <text:p><text:s text:c="2"/>22 260</text:p>
          </table:table-cell>
          <table:table-cell office:value-type="float" office:value="319928" table:style-name="ce49">
            <text:p><text:s text:c="2"/>319 928</text:p>
          </table:table-cell>
          <table:table-cell office:value-type="float" office:value="51785" table:style-name="ce49">
            <text:p><text:s text:c="2"/>51 785</text:p>
          </table:table-cell>
          <table:table-cell office:value-type="float" office:value="308093" table:style-name="ce49">
            <text:p><text:s text:c="2"/>308 093</text:p>
          </table:table-cell>
          <table:table-cell office:value-type="float" office:value="166641" table:style-name="ce49">
            <text:p><text:s text:c="2"/>166 641</text:p>
          </table:table-cell>
          <table:table-cell office:value-type="float" office:value="10250" table:style-name="ce49">
            <text:p><text:s text:c="2"/>10 250</text:p>
          </table:table-cell>
          <table:table-cell office:value-type="float" office:value="27135" table:style-name="ce49">
            <text:p><text:s text:c="2"/>27 135</text:p>
          </table:table-cell>
          <table:table-cell office:value-type="float" office:value="45394" table:style-name="ce49">
            <text:p><text:s text:c="2"/>45 394</text:p>
          </table:table-cell>
          <table:table-cell office:value-type="float" office:value="10123" table:style-name="ce49">
            <text:p><text:s text:c="2"/>10 123</text:p>
          </table:table-cell>
          <table:table-cell office:value-type="float" office:value="101884" table:style-name="ce49">
            <text:p><text:s text:c="2"/>101 884</text:p>
          </table:table-cell>
          <table:table-cell office:value-type="float" office:value="11436" table:style-name="ce49">
            <text:p><text:s text:c="2"/>11 436</text:p>
          </table:table-cell>
          <table:table-cell office:value-type="float" office:value="23745" table:style-name="ce49">
            <text:p><text:s text:c="2"/>23 745</text:p>
          </table:table-cell>
          <table:table-cell office:value-type="float" office:value="96610" table:style-name="ce49">
            <text:p><text:s text:c="2"/>96 610</text:p>
          </table:table-cell>
          <table:table-cell office:value-type="float" office:value="38057" table:style-name="ce49">
            <text:p><text:s text:c="2"/>38 057</text:p>
          </table:table-cell>
          <table:table-cell office:value-type="float" office:value="190552" table:style-name="ce49">
            <text:p><text:s text:c="2"/>190 552</text:p>
          </table:table-cell>
          <table:table-cell office:value-type="float" office:value="42641" table:style-name="ce49">
            <text:p><text:s text:c="2"/>42 641</text:p>
          </table:table-cell>
          <table:table-cell office:value-type="float" office:value="54623" table:style-name="ce49">
            <text:p><text:s text:c="2"/>54 623</text:p>
          </table:table-cell>
          <table:table-cell office:value-type="float" office:value="23519" table:style-name="ce49">
            <text:p><text:s text:c="2"/>23 519</text:p>
          </table:table-cell>
          <table:table-cell office:value-type="float" office:value="58925" table:style-name="ce49">
            <text:p><text:s text:c="2"/>58 925</text:p>
          </table:table-cell>
          <table:table-cell office:value-type="float" office:value="13774" table:style-name="ce49">
            <text:p><text:s text:c="2"/>13 774</text:p>
          </table:table-cell>
          <table:table-cell office:value-type="float" office:value="55051" table:style-name="ce49">
            <text:p><text:s text:c="2"/>55 051</text:p>
          </table:table-cell>
          <table:table-cell office:value-type="float" office:value="6441" table:style-name="ce49">
            <text:p><text:s text:c="2"/>6 441</text:p>
          </table:table-cell>
          <table:table-cell office:value-type="float" office:value="183382" table:style-name="ce49">
            <text:p><text:s text:c="2"/>183 382</text:p>
          </table:table-cell>
          <table:table-cell office:value-type="float" office:value="51120" table:style-name="ce49">
            <text:p><text:s text:c="2"/>51 120</text:p>
          </table:table-cell>
          <table:table-cell office:value-type="float" office:value="31120" table:style-name="ce49">
            <text:p><text:s text:c="2"/>31 120</text:p>
          </table:table-cell>
          <table:table-cell office:value-type="float" office:value="57332" table:style-name="ce49">
            <text:p><text:s text:c="2"/>57 332</text:p>
          </table:table-cell>
          <table:table-cell office:value-type="float" office:value="82052" table:style-name="ce49">
            <text:p><text:s text:c="2"/>82 052</text:p>
          </table:table-cell>
          <table:table-cell office:value-type="float" office:value="12857" table:style-name="ce49">
            <text:p><text:s text:c="2"/>12 857</text:p>
          </table:table-cell>
          <table:table-cell office:value-type="float" office:value="68110" table:style-name="ce49">
            <text:p><text:s text:c="2"/>68 110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645174" table:style-name="ce49">
            <text:p><text:s/>4 645 174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5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902" table:style-name="ce56">
            <text:p><text:s text:c="2"/>1 90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8" table:style-name="ce56">
            <text:p><text:s text:c="3"/>5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670" table:style-name="ce56">
            <text:p><text:s/>(-) <text:s text:c="2"/>670</text:p>
          </table:table-cell>
          <table:table-cell office:value-type="float" office:value="1790" table:style-name="ce56">
            <text:p><text:s text:c="2"/>1 790</text:p>
          </table:table-cell>
          <table:table-cell office:value-type="float" office:value="18572" table:style-name="ce56">
            <text:p><text:s text:c="2"/>18 57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3329" table:style-name="ce56">
            <text:p><text:s text:c="2"/>13 3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19" table:style-name="ce56">
            <text:p><text:s text:c="2"/>4 3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06" table:style-name="ce56">
            <text:p><text:s text:c="2"/>1 706</text:p>
          </table:table-cell>
          <table:table-cell office:value-type="float" office:value="19354" table:style-name="ce56">
            <text:p><text:s text:c="2"/>19 354</text:p>
          </table:table-cell>
          <table:table-cell office:value-type="float" office:value="33974" table:style-name="ce56">
            <text:p><text:s text:c="2"/>33 97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749" table:style-name="ce56">
            <text:p><text:s text:c="2"/>3 7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81" table:style-name="ce56">
            <text:p><text:s text:c="2"/>1 381</text:p>
          </table:table-cell>
          <table:table-cell office:value-type="float" office:value="5137" table:style-name="ce56">
            <text:p><text:s text:c="2"/>5 137</text:p>
          </table:table-cell>
          <table:table-cell office:value-type="float" office:value="9929" table:style-name="ce56">
            <text:p><text:s text:c="2"/>9 92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48" table:style-name="ce56">
            <text:p><text:s text:c="2"/>1 2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48" table:style-name="ce56">
            <text:p><text:s text:c="2"/>1 248</text:p>
          </table:table-cell>
          <table:table-cell office:value-type="float" office:value="47355" table:style-name="ce56">
            <text:p><text:s text:c="2"/>47 355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64113" table:style-name="ce56">
            <text:p><text:s text:c="2"/>64 1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26" table:style-name="ce56">
            <text:p><text:s text:c="2"/>1 826</text:p>
          </table:table-cell>
          <table:table-cell office:value-type="float" office:value="66026" table:style-name="ce56">
            <text:p><text:s text:c="2"/>66 026</text:p>
          </table:table-cell>
          <table:table-cell office:value-type="float" office:value="109648" table:style-name="ce56">
            <text:p><text:s text:c="2"/>109 64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155" table:style-name="ce57">
            <text:p><text:s text:c="2"/>1 155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053" table:style-name="ce57">
            <text:p><text:s text:c="2"/>49 05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6" table:style-name="ce57">
            <text:p><text:s text:c="3"/>376</text:p>
          </table:table-cell>
          <table:table-cell office:value-type="float" office:value="50638" table:style-name="ce57">
            <text:p><text:s text:c="2"/>50 638</text:p>
          </table:table-cell>
          <table:table-cell office:value-type="float" office:value="70895" table:style-name="ce57">
            <text:p><text:s text:c="2"/>70 89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55" table:style-name="ce57">
            <text:p><text:s text:c="2"/>2 155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59" table:style-name="ce57">
            <text:p><text:s text:c="2"/>2 359</text:p>
          </table:table-cell>
          <table:table-cell office:value-type="float" office:value="9439" table:style-name="ce57">
            <text:p><text:s text:c="2"/>9 43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4401" table:style-name="ce57">
            <text:p><text:s text:c="2"/>14 4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7" table:style-name="ce57">
            <text:p><text:s text:c="3"/>367</text:p>
          </table:table-cell>
          <table:table-cell office:value-type="float" office:value="99" table:style-name="ce57">
            <text:p><text:s text:c="3"/>99</text:p>
          </table:table-cell>
          <table:table-cell office:value-type="float" office:value="-3768" table:style-name="ce57">
            <text:p><text:s/>(-) <text:s/>3 768</text:p>
          </table:table-cell>
          <table:table-cell office:value-type="float" office:value="11099" table:style-name="ce57">
            <text:p><text:s text:c="2"/>11 099</text:p>
          </table:table-cell>
          <table:table-cell office:value-type="float" office:value="16010" table:style-name="ce57">
            <text:p><text:s text:c="2"/>16 01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680" table:style-name="ce57">
            <text:p><text:s text:c="2"/>1 68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415" table:style-name="ce57">
            <text:p><text:s text:c="2"/>23 415</text:p>
          </table:table-cell>
          <table:table-cell office:value-type="float" office:value="128" table:style-name="ce57">
            <text:p><text:s text:c="3"/>1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232" table:style-name="ce57">
            <text:p><text:s text:c="2"/>25 232</text:p>
          </table:table-cell>
          <table:table-cell office:value-type="float" office:value="29039" table:style-name="ce57">
            <text:p><text:s text:c="2"/>29 039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918" table:style-name="ce57">
            <text:p><text:s text:c="3"/>91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5" table:style-name="ce57">
            <text:p><text:s text:c="3"/>925</text:p>
          </table:table-cell>
          <table:table-cell office:value-type="float" office:value="11627" table:style-name="ce57">
            <text:p><text:s text:c="2"/>11 627</text:p>
          </table:table-cell>
          <table:table-cell office:value-type="float" office:value="1071" table:style-name="ce57">
            <text:p><text:s text:c="2"/>1 071</text:p>
          </table:table-cell>
          <table:table-cell office:value-type="float" office:value="14542" table:style-name="ce57">
            <text:p><text:s text:c="2"/>14 542</text:p>
          </table:table-cell>
          <table:table-cell office:value-type="float" office:value="67867" table:style-name="ce57">
            <text:p><text:s text:c="2"/>67 86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23" table:style-name="ce56">
            <text:p><text:s text:c="2"/>12 0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23" table:style-name="ce56">
            <text:p><text:s text:c="2"/>12 023</text:p>
          </table:table-cell>
          <table:table-cell office:value-type="float" office:value="30491" table:style-name="ce56">
            <text:p><text:s text:c="2"/>30 49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0" table:style-name="ce56">
            <text:p><text:s text:c="3"/>240</text:p>
          </table:table-cell>
          <table:table-cell office:value-type="float" office:value="43" table:style-name="ce56">
            <text:p><text:s text:c="3"/>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1" table:style-name="ce56">
            <text:p><text:s text:c="3"/>291</text:p>
          </table:table-cell>
          <table:table-cell office:value-type="float" office:value="9839" table:style-name="ce56">
            <text:p><text:s text:c="2"/>9 83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551" table:style-name="ce56">
            <text:p><text:s text:c="3"/>551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221" table:style-name="ce56">
            <text:p><text:s text:c="2"/>8 221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8871" table:style-name="ce56">
            <text:p><text:s text:c="2"/>8 871</text:p>
          </table:table-cell>
          <table:table-cell office:value-type="float" office:value="26193" table:style-name="ce56">
            <text:p><text:s text:c="2"/>26 1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219" table:style-name="ce56">
            <text:p><text:s text:c="2"/>1 2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65" table:style-name="ce56">
            <text:p><text:s text:c="2"/>8 365</text:p>
          </table:table-cell>
          <table:table-cell office:value-type="float" office:value="760" table:style-name="ce56">
            <text:p><text:s text:c="3"/>760</text:p>
          </table:table-cell>
          <table:table-cell office:value-type="float" office:value="-536" table:style-name="ce56">
            <text:p><text:s/>(-) <text:s text:c="2"/>536</text:p>
          </table:table-cell>
          <table:table-cell office:value-type="float" office:value="9808" table:style-name="ce56">
            <text:p><text:s text:c="2"/>9 808</text:p>
          </table:table-cell>
          <table:table-cell office:value-type="float" office:value="28366" table:style-name="ce56">
            <text:p><text:s text:c="2"/>28 36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390" table:style-name="ce56">
            <text:p><text:s text:c="3"/>39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983" table:style-name="ce56">
            <text:p><text:s text:c="2"/>12 9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13386" table:style-name="ce56">
            <text:p><text:s text:c="2"/>13 386</text:p>
          </table:table-cell>
          <table:table-cell office:value-type="float" office:value="16608" table:style-name="ce56">
            <text:p><text:s text:c="2"/>16 60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5" table:style-name="ce57">
            <text:p><text:s text:c="3"/>475</text:p>
          </table:table-cell>
          <table:table-cell office:value-type="float" office:value="477" table:style-name="ce57">
            <text:p><text:s text:c="3"/>477</text:p>
          </table:table-cell>
          <table:table-cell office:value-type="float" office:value="8612" table:style-name="ce57">
            <text:p><text:s text:c="2"/>8 61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349" table:style-name="ce57">
            <text:p><text:s text:c="2"/>1 3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3" table:style-name="ce57">
            <text:p><text:s text:c="3"/>493</text:p>
          </table:table-cell>
          <table:table-cell office:value-type="float" office:value="1842" table:style-name="ce57">
            <text:p><text:s text:c="2"/>1 842</text:p>
          </table:table-cell>
          <table:table-cell office:value-type="float" office:value="25391" table:style-name="ce57">
            <text:p><text:s text:c="2"/>25 39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54447" table:style-name="ce57">
            <text:p><text:s text:c="2"/>54 4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50" table:style-name="ce57">
            <text:p><text:s text:c="2"/>7 950</text:p>
          </table:table-cell>
          <table:table-cell office:value-type="float" office:value="5651" table:style-name="ce57">
            <text:p><text:s text:c="2"/>5 651</text:p>
          </table:table-cell>
          <table:table-cell office:value-type="float" office:value="68048" table:style-name="ce57">
            <text:p><text:s text:c="2"/>68 048</text:p>
          </table:table-cell>
          <table:table-cell office:value-type="float" office:value="266160" table:style-name="ce57">
            <text:p><text:s text:c="2"/>266 16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5316" table:style-name="ce57">
            <text:p><text:s text:c="2"/>65 3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17" table:style-name="ce57">
            <text:p><text:s text:c="2"/>2 717</text:p>
          </table:table-cell>
          <table:table-cell office:value-type="float" office:value="68033" table:style-name="ce57">
            <text:p><text:s text:c="2"/>68 033</text:p>
          </table:table-cell>
          <table:table-cell office:value-type="float" office:value="83198" table:style-name="ce57">
            <text:p><text:s text:c="2"/>83 19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7539" table:style-name="ce57">
            <text:p><text:s text:c="2"/>7 5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78" table:style-name="ce57">
            <text:p><text:s text:c="2"/>1 278</text:p>
          </table:table-cell>
          <table:table-cell office:value-type="float" office:value="8817" table:style-name="ce57">
            <text:p><text:s text:c="2"/>8 817</text:p>
          </table:table-cell>
          <table:table-cell office:value-type="float" office:value="20901" table:style-name="ce57">
            <text:p><text:s text:c="2"/>20 90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8909" table:style-name="ce56">
            <text:p><text:s text:c="2"/>18 909</text:p>
          </table:table-cell>
          <table:table-cell office:value-type="float" office:value="123" table:style-name="ce56">
            <text:p><text:s text:c="3"/>1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2838" table:style-name="ce56">
            <text:p><text:s text:c="2"/>102 8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9" table:style-name="ce56">
            <text:p><text:s text:c="3"/>429</text:p>
          </table:table-cell>
          <table:table-cell office:value-type="float" office:value="122299" table:style-name="ce56">
            <text:p><text:s text:c="2"/>122 299</text:p>
          </table:table-cell>
          <table:table-cell office:value-type="float" office:value="149310" table:style-name="ce56">
            <text:p><text:s text:c="2"/>149 31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3837" table:style-name="ce56">
            <text:p><text:s text:c="2"/>3 8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26" table:style-name="ce56">
            <text:p><text:s text:c="2"/>7 4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0" table:style-name="ce56">
            <text:p><text:s text:c="3"/>250</text:p>
          </table:table-cell>
          <table:table-cell office:value-type="float" office:value="11513" table:style-name="ce56">
            <text:p><text:s text:c="2"/>11 513</text:p>
          </table:table-cell>
          <table:table-cell office:value-type="float" office:value="16339" table:style-name="ce56">
            <text:p><text:s text:c="2"/>16 3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0072" table:style-name="ce56">
            <text:p><text:s text:c="2"/>20 0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102" table:style-name="ce56">
            <text:p><text:s text:c="2"/>32 10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3" table:style-name="ce56">
            <text:p><text:s text:c="3"/>233</text:p>
          </table:table-cell>
          <table:table-cell office:value-type="float" office:value="52407" table:style-name="ce56">
            <text:p><text:s text:c="2"/>52 407</text:p>
          </table:table-cell>
          <table:table-cell office:value-type="float" office:value="59588" table:style-name="ce56">
            <text:p><text:s text:c="2"/>59 5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450" table:style-name="ce56">
            <text:p><text:s text:c="3"/>4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60" table:style-name="ce56">
            <text:p><text:s text:c="2"/>8 3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27" table:style-name="ce56">
            <text:p><text:s/>(-) <text:s text:c="2"/>227</text:p>
          </table:table-cell>
          <table:table-cell office:value-type="float" office:value="8583" table:style-name="ce56">
            <text:p><text:s text:c="2"/>8 583</text:p>
          </table:table-cell>
          <table:table-cell office:value-type="float" office:value="9673" table:style-name="ce56">
            <text:p><text:s text:c="2"/>9 67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408" table:style-name="ce56">
            <text:p><text:s text:c="2"/>18 40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38" table:style-name="ce56">
            <text:p><text:s/>(-) <text:s text:c="2"/>238</text:p>
          </table:table-cell>
          <table:table-cell office:value-type="float" office:value="18192" table:style-name="ce56">
            <text:p><text:s text:c="2"/>18 192</text:p>
          </table:table-cell>
          <table:table-cell office:value-type="float" office:value="29531" table:style-name="ce56">
            <text:p><text:s text:c="2"/>29 5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759" table:style-name="ce57">
            <text:p><text:s text:c="3"/>75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560" table:style-name="ce57">
            <text:p><text:s text:c="2"/>58 5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9" table:style-name="ce57">
            <text:p><text:s/>(-) <text:s text:c="2"/>169</text:p>
          </table:table-cell>
          <table:table-cell office:value-type="float" office:value="59160" table:style-name="ce57">
            <text:p><text:s text:c="2"/>59 160</text:p>
          </table:table-cell>
          <table:table-cell office:value-type="float" office:value="68146" table:style-name="ce57">
            <text:p><text:s text:c="2"/>68 1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2300" table:style-name="ce57">
            <text:p><text:s text:c="2"/>22 3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61" table:style-name="ce57">
            <text:p><text:s text:c="2"/>9 0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57" table:style-name="ce57">
            <text:p><text:s/>(-) <text:s/>1 257</text:p>
          </table:table-cell>
          <table:table-cell office:value-type="float" office:value="30104" table:style-name="ce57">
            <text:p><text:s text:c="2"/>30 104</text:p>
          </table:table-cell>
          <table:table-cell office:value-type="float" office:value="42804" table:style-name="ce57">
            <text:p><text:s text:c="2"/>42 80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7064" table:style-name="ce57">
            <text:p><text:s text:c="2"/>7 064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441" table:style-name="ce57">
            <text:p><text:s text:c="2"/>27 4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79" table:style-name="ce57">
            <text:p><text:s/>(-) <text:s/>1 079</text:p>
          </table:table-cell>
          <table:table-cell office:value-type="float" office:value="33451" table:style-name="ce57">
            <text:p><text:s text:c="2"/>33 451</text:p>
          </table:table-cell>
          <table:table-cell office:value-type="float" office:value="39759" table:style-name="ce57">
            <text:p><text:s text:c="2"/>39 75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1512" table:style-name="ce57">
            <text:p><text:s text:c="2"/>21 5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045" table:style-name="ce57">
            <text:p><text:s text:c="2"/>20 0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82" table:style-name="ce57">
            <text:p><text:s/>(-) <text:s/>1 682</text:p>
          </table:table-cell>
          <table:table-cell office:value-type="float" office:value="39875" table:style-name="ce57">
            <text:p><text:s text:c="2"/>39 875</text:p>
          </table:table-cell>
          <table:table-cell office:value-type="float" office:value="69497" table:style-name="ce57">
            <text:p><text:s text:c="2"/>69 49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95" table:style-name="ce57">
            <text:p><text:s text:c="2"/>1 49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88" table:style-name="ce57">
            <text:p><text:s text:c="2"/>11 88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" table:style-name="ce57">
            <text:p><text:s text:c="3"/>173</text:p>
          </table:table-cell>
          <table:table-cell office:value-type="float" office:value="13562" table:style-name="ce57">
            <text:p><text:s text:c="2"/>13 562</text:p>
          </table:table-cell>
          <table:table-cell office:value-type="float" office:value="16350" table:style-name="ce57">
            <text:p><text:s text:c="2"/>16 3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839" table:style-name="ce56">
            <text:p><text:s text:c="3"/>839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248" table:style-name="ce56">
            <text:p><text:s text:c="2"/>18 24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637" table:style-name="ce56">
            <text:p><text:s/>(-) <text:s text:c="2"/>637</text:p>
          </table:table-cell>
          <table:table-cell office:value-type="float" office:value="18468" table:style-name="ce56">
            <text:p><text:s text:c="2"/>18 468</text:p>
          </table:table-cell>
          <table:table-cell office:value-type="float" office:value="20768" table:style-name="ce56">
            <text:p><text:s text:c="2"/>20 7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477" table:style-name="ce56">
            <text:p><text:s text:c="3"/>477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7593" table:style-name="ce56">
            <text:p><text:s text:c="2"/>27 59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13" table:style-name="ce56">
            <text:p><text:s/>(-) <text:s text:c="2"/>713</text:p>
          </table:table-cell>
          <table:table-cell office:value-type="float" office:value="27372" table:style-name="ce56">
            <text:p><text:s text:c="2"/>27 372</text:p>
          </table:table-cell>
          <table:table-cell office:value-type="float" office:value="48370" table:style-name="ce56">
            <text:p><text:s text:c="2"/>48 3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485" table:style-name="ce56">
            <text:p><text:s text:c="3"/>4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319" table:style-name="ce56">
            <text:p><text:s text:c="2"/>12 3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0" table:style-name="ce56">
            <text:p><text:s text:c="2"/>1 000</text:p>
          </table:table-cell>
          <table:table-cell office:value-type="float" office:value="13804" table:style-name="ce56">
            <text:p><text:s text:c="2"/>13 804</text:p>
          </table:table-cell>
          <table:table-cell office:value-type="float" office:value="42201" table:style-name="ce56">
            <text:p><text:s text:c="2"/>42 2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895" table:style-name="ce56">
            <text:p><text:s text:c="2"/>2 895</text:p>
          </table:table-cell>
          <table:table-cell office:value-type="float" office:value="130" table:style-name="ce56">
            <text:p><text:s text:c="3"/>13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8998" table:style-name="ce56">
            <text:p><text:s text:c="2"/>138 9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05" table:style-name="ce56">
            <text:p><text:s text:c="2"/>1 905</text:p>
          </table:table-cell>
          <table:table-cell office:value-type="float" office:value="143928" table:style-name="ce56">
            <text:p><text:s text:c="2"/>143 928</text:p>
          </table:table-cell>
          <table:table-cell office:value-type="float" office:value="163460" table:style-name="ce56">
            <text:p><text:s text:c="2"/>163 46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795" table:style-name="ce56">
            <text:p><text:s text:c="2"/>2 7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9747" table:style-name="ce56">
            <text:p><text:s text:c="2"/>69 7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090" table:style-name="ce56">
            <text:p><text:s/>(-) <text:s/>2 090</text:p>
          </table:table-cell>
          <table:table-cell office:value-type="float" office:value="70452" table:style-name="ce56">
            <text:p><text:s text:c="2"/>70 452</text:p>
          </table:table-cell>
          <table:table-cell office:value-type="float" office:value="123766" table:style-name="ce56">
            <text:p><text:s text:c="2"/>123 76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118" table:style-name="ce57">
            <text:p><text:s text:c="2"/>6 1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81" table:style-name="ce57">
            <text:p><text:s text:c="2"/>22 1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3" table:style-name="ce57">
            <text:p><text:s text:c="3"/>633</text:p>
          </table:table-cell>
          <table:table-cell office:value-type="float" office:value="28932" table:style-name="ce57">
            <text:p><text:s text:c="2"/>28 932</text:p>
          </table:table-cell>
          <table:table-cell office:value-type="float" office:value="30101" table:style-name="ce57">
            <text:p><text:s text:c="2"/>30 10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12" table:style-name="ce57">
            <text:p><text:s text:c="3"/>2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8" table:style-name="ce57">
            <text:p><text:s text:c="3"/>98</text:p>
          </table:table-cell>
          <table:table-cell office:value-type="float" office:value="385" table:style-name="ce57">
            <text:p><text:s text:c="3"/>385</text:p>
          </table:table-cell>
          <table:table-cell office:value-type="float" office:value="12846" table:style-name="ce57">
            <text:p><text:s text:c="2"/>12 84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750" table:style-name="ce57">
            <text:p><text:s text:c="3"/>7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7" table:style-name="ce57">
            <text:p><text:s text:c="2"/>1 3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466" table:style-name="ce57">
            <text:p><text:s/>(-) <text:s/>2 466</text:p>
          </table:table-cell>
          <table:table-cell office:value-type="float" office:value="-409" table:style-name="ce57">
            <text:p><text:s/>(-) <text:s text:c="2"/>409</text:p>
          </table:table-cell>
          <table:table-cell office:value-type="float" office:value="25526" table:style-name="ce57">
            <text:p><text:s text:c="2"/>25 5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982" table:style-name="ce57">
            <text:p><text:s text:c="3"/>9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972" table:style-name="ce57">
            <text:p><text:s text:c="2"/>30 9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41" table:style-name="ce57">
            <text:p><text:s/>(-) <text:s text:c="2"/>241</text:p>
          </table:table-cell>
          <table:table-cell office:value-type="float" office:value="31713" table:style-name="ce57">
            <text:p><text:s text:c="2"/>31 713</text:p>
          </table:table-cell>
          <table:table-cell office:value-type="float" office:value="42539" table:style-name="ce57">
            <text:p><text:s text:c="2"/>42 539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581" table:style-name="ce57">
            <text:p><text:s text:c="2"/>1 581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9130" table:style-name="ce57">
            <text:p><text:s text:c="2"/>129 1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00" table:style-name="ce57">
            <text:p><text:s/>(-) <text:s/>2 000</text:p>
          </table:table-cell>
          <table:table-cell office:value-type="float" office:value="128730" table:style-name="ce57">
            <text:p><text:s text:c="2"/>128 730</text:p>
          </table:table-cell>
          <table:table-cell office:value-type="float" office:value="140839" table:style-name="ce57">
            <text:p><text:s text:c="2"/>140 8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9542" table:style-name="ce56">
            <text:p><text:s text:c="2"/>9 5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019" table:style-name="ce56">
            <text:p><text:s text:c="2"/>51 0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230" table:style-name="ce56">
            <text:p><text:s/>(-) <text:s/>1 230</text:p>
          </table:table-cell>
          <table:table-cell office:value-type="float" office:value="59331" table:style-name="ce56">
            <text:p><text:s text:c="2"/>59 331</text:p>
          </table:table-cell>
          <table:table-cell office:value-type="float" office:value="66842" table:style-name="ce56">
            <text:p><text:s text:c="2"/>66 8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688" table:style-name="ce56">
            <text:p><text:s text:c="2"/>5 6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15" table:style-name="ce56">
            <text:p><text:s text:c="2"/>2 615</text:p>
          </table:table-cell>
          <table:table-cell office:value-type="float" office:value="104" table:style-name="ce56">
            <text:p><text:s text:c="3"/>104</text:p>
          </table:table-cell>
          <table:table-cell office:value-type="float" office:value="-1585" table:style-name="ce56">
            <text:p><text:s/>(-) <text:s/>1 585</text:p>
          </table:table-cell>
          <table:table-cell office:value-type="float" office:value="6822" table:style-name="ce56">
            <text:p><text:s text:c="2"/>6 822</text:p>
          </table:table-cell>
          <table:table-cell office:value-type="float" office:value="36223" table:style-name="ce56">
            <text:p><text:s text:c="2"/>36 2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3342" table:style-name="ce56">
            <text:p><text:s text:c="2"/>13 3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6" table:style-name="ce56">
            <text:p><text:s text:c="3"/>226</text:p>
          </table:table-cell>
          <table:table-cell office:value-type="float" office:value="13568" table:style-name="ce56">
            <text:p><text:s text:c="2"/>13 568</text:p>
          </table:table-cell>
          <table:table-cell office:value-type="float" office:value="18444" table:style-name="ce56">
            <text:p><text:s text:c="2"/>18 4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5320" table:style-name="ce56">
            <text:p><text:s text:c="2"/>5 3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238" table:style-name="ce56">
            <text:p><text:s text:c="2"/>16 2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611" table:style-name="ce56">
            <text:p><text:s/>(-) <text:s/>1 611</text:p>
          </table:table-cell>
          <table:table-cell office:value-type="float" office:value="19947" table:style-name="ce56">
            <text:p><text:s text:c="2"/>19 947</text:p>
          </table:table-cell>
          <table:table-cell office:value-type="float" office:value="78962" table:style-name="ce56">
            <text:p><text:s text:c="2"/>78 96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20" table:style-name="ce56">
            <text:p><text:s text:c="3"/>6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26" table:style-name="ce56">
            <text:p><text:s/>(-) <text:s text:c="2"/>426</text:p>
          </table:table-cell>
          <table:table-cell office:value-type="float" office:value="246" table:style-name="ce56">
            <text:p><text:s text:c="3"/>246</text:p>
          </table:table-cell>
          <table:table-cell office:value-type="float" office:value="30980" table:style-name="ce56">
            <text:p><text:s text:c="2"/>30 98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6000" table:style-name="ce57">
            <text:p><text:s text:c="2"/>6 0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9" table:style-name="ce57">
            <text:p><text:s text:c="3"/>5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13" table:style-name="ce57">
            <text:p><text:s/>(-) <text:s text:c="2"/>313</text:p>
          </table:table-cell>
          <table:table-cell office:value-type="float" office:value="6206" table:style-name="ce57">
            <text:p><text:s text:c="2"/>6 206</text:p>
          </table:table-cell>
          <table:table-cell office:value-type="float" office:value="22065" table:style-name="ce57">
            <text:p><text:s text:c="2"/>22 06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046" table:style-name="ce57">
            <text:p><text:s text:c="2"/>113 0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046" table:style-name="ce57">
            <text:p><text:s text:c="2"/>113 046</text:p>
          </table:table-cell>
          <table:table-cell office:value-type="float" office:value="128985" table:style-name="ce57">
            <text:p><text:s text:c="2"/>128 98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14" table:style-name="ce57">
            <text:p><text:s/>(-) <text:s text:c="2"/>614</text:p>
          </table:table-cell>
          <table:table-cell office:value-type="float" office:value="-614" table:style-name="ce57">
            <text:p><text:s/>(-) <text:s text:c="2"/>614</text:p>
          </table:table-cell>
          <table:table-cell office:value-type="float" office:value="21686" table:style-name="ce57">
            <text:p><text:s text:c="2"/>21 68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0702" table:style-name="ce57">
            <text:p><text:s text:c="2"/>10 7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49" table:style-name="ce57">
            <text:p><text:s/>(-) <text:s text:c="2"/>749</text:p>
          </table:table-cell>
          <table:table-cell office:value-type="float" office:value="9953" table:style-name="ce57">
            <text:p><text:s text:c="2"/>9 953</text:p>
          </table:table-cell>
          <table:table-cell office:value-type="float" office:value="23318" table:style-name="ce57">
            <text:p><text:s text:c="2"/>23 31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48" table:style-name="ce57">
            <text:p><text:s text:c="2"/>5 6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48" table:style-name="ce57">
            <text:p><text:s text:c="2"/>5 648</text:p>
          </table:table-cell>
          <table:table-cell office:value-type="float" office:value="125313" table:style-name="ce57">
            <text:p><text:s text:c="2"/>125 3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957" table:style-name="ce56">
            <text:p><text:s text:c="2"/>2 95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859" table:style-name="ce56">
            <text:p><text:s text:c="2"/>25 8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83" table:style-name="ce56">
            <text:p><text:s/>(-) <text:s/>1 183</text:p>
          </table:table-cell>
          <table:table-cell office:value-type="float" office:value="27633" table:style-name="ce56">
            <text:p><text:s text:c="2"/>27 633</text:p>
          </table:table-cell>
          <table:table-cell office:value-type="float" office:value="208333" table:style-name="ce56">
            <text:p><text:s text:c="2"/>208 33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967" table:style-name="ce56">
            <text:p><text:s text:c="2"/>2 9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172" table:style-name="ce56">
            <text:p><text:s text:c="2"/>42 1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066" table:style-name="ce56">
            <text:p><text:s/>(-) <text:s/>3 066</text:p>
          </table:table-cell>
          <table:table-cell office:value-type="float" office:value="42073" table:style-name="ce56">
            <text:p><text:s text:c="2"/>42 073</text:p>
          </table:table-cell>
          <table:table-cell office:value-type="float" office:value="80185" table:style-name="ce56">
            <text:p><text:s text:c="2"/>80 18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426" table:style-name="ce56">
            <text:p><text:s text:c="2"/>1 4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321" table:style-name="ce56">
            <text:p><text:s/>(-) <text:s/>1 321</text:p>
          </table:table-cell>
          <table:table-cell office:value-type="float" office:value="129" table:style-name="ce56">
            <text:p><text:s text:c="3"/>129</text:p>
          </table:table-cell>
          <table:table-cell office:value-type="float" office:value="55981" table:style-name="ce56">
            <text:p><text:s text:c="2"/>55 9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626" table:style-name="ce56">
            <text:p><text:s text:c="3"/>6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44" table:style-name="ce56">
            <text:p><text:s/>(-) <text:s/>1 144</text:p>
          </table:table-cell>
          <table:table-cell office:value-type="float" office:value="-518" table:style-name="ce56">
            <text:p><text:s/>(-) <text:s text:c="2"/>518</text:p>
          </table:table-cell>
          <table:table-cell office:value-type="float" office:value="42682" table:style-name="ce56">
            <text:p><text:s text:c="2"/>42 6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7728" table:style-name="ce56">
            <text:p><text:s text:c="2"/>7 72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12" table:style-name="ce56">
            <text:p><text:s text:c="3"/>812</text:p>
          </table:table-cell>
          <table:table-cell office:value-type="float" office:value="8540" table:style-name="ce56">
            <text:p><text:s text:c="2"/>8 540</text:p>
          </table:table-cell>
          <table:table-cell office:value-type="float" office:value="67595" table:style-name="ce56">
            <text:p><text:s text:c="2"/>67 59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7467" table:style-name="ce57">
            <text:p><text:s text:c="2"/>7 4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7" table:style-name="ce57">
            <text:p><text:s text:c="2"/>1 017</text:p>
          </table:table-cell>
          <table:table-cell office:value-type="float" office:value="8484" table:style-name="ce57">
            <text:p><text:s text:c="2"/>8 484</text:p>
          </table:table-cell>
          <table:table-cell office:value-type="float" office:value="57035" table:style-name="ce57">
            <text:p><text:s text:c="2"/>57 03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697" table:style-name="ce57">
            <text:p><text:s text:c="3"/>6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9" table:style-name="ce57">
            <text:p><text:s text:c="3"/>5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6" table:style-name="ce57">
            <text:p><text:s text:c="3"/>406</text:p>
          </table:table-cell>
          <table:table-cell office:value-type="float" office:value="1652" table:style-name="ce57">
            <text:p><text:s text:c="2"/>1 652</text:p>
          </table:table-cell>
          <table:table-cell office:value-type="float" office:value="42758" table:style-name="ce57">
            <text:p><text:s text:c="2"/>42 75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805" table:style-name="ce57">
            <text:p><text:s text:c="2"/>3 8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7" table:style-name="ce57">
            <text:p><text:s text:c="3"/>5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6" table:style-name="ce57">
            <text:p><text:s text:c="3"/>336</text:p>
          </table:table-cell>
          <table:table-cell office:value-type="float" office:value="4678" table:style-name="ce57">
            <text:p><text:s text:c="2"/>4 678</text:p>
          </table:table-cell>
          <table:table-cell office:value-type="float" office:value="32278" table:style-name="ce57">
            <text:p><text:s text:c="2"/>32 27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73" table:style-name="ce57">
            <text:p><text:s text:c="3"/>5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0" table:style-name="ce57">
            <text:p><text:s text:c="3"/>3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86" table:style-name="ce57">
            <text:p><text:s/>(-) <text:s text:c="2"/>486</text:p>
          </table:table-cell>
          <table:table-cell office:value-type="float" office:value="437" table:style-name="ce57">
            <text:p><text:s text:c="3"/>437</text:p>
          </table:table-cell>
          <table:table-cell office:value-type="float" office:value="22779" table:style-name="ce57">
            <text:p><text:s text:c="2"/>22 77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109" table:style-name="ce57">
            <text:p><text:s text:c="2"/>3 1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775" table:style-name="ce57">
            <text:p><text:s text:c="2"/>74 7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6" table:style-name="ce57">
            <text:p><text:s/>(-) <text:s text:c="2"/>136</text:p>
          </table:table-cell>
          <table:table-cell office:value-type="float" office:value="77748" table:style-name="ce57">
            <text:p><text:s text:c="2"/>77 748</text:p>
          </table:table-cell>
          <table:table-cell office:value-type="float" office:value="93933" table:style-name="ce57">
            <text:p><text:s text:c="2"/>93 93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385" table:style-name="ce56">
            <text:p><text:s text:c="2"/>3 385</text:p>
          </table:table-cell>
          <table:table-cell office:value-type="float" office:value="10242" table:style-name="ce56">
            <text:p><text:s text:c="2"/>10 2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4071" table:style-name="ce56">
            <text:p><text:s text:c="2"/>84 0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71" table:style-name="ce56">
            <text:p><text:s/>(-) <text:s text:c="2"/>171</text:p>
          </table:table-cell>
          <table:table-cell office:value-type="float" office:value="97527" table:style-name="ce56">
            <text:p><text:s text:c="2"/>97 527</text:p>
          </table:table-cell>
          <table:table-cell office:value-type="float" office:value="132473" table:style-name="ce56">
            <text:p><text:s text:c="2"/>132 4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832" table:style-name="ce56">
            <text:p><text:s text:c="2"/>3 8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345" table:style-name="ce56">
            <text:p><text:s text:c="2"/>9 3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13198" table:style-name="ce56">
            <text:p><text:s text:c="2"/>13 198</text:p>
          </table:table-cell>
          <table:table-cell office:value-type="float" office:value="37274" table:style-name="ce56">
            <text:p><text:s text:c="2"/>37 2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966" table:style-name="ce56">
            <text:p><text:s text:c="2"/>2 9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022" table:style-name="ce56">
            <text:p><text:s text:c="2"/>8 0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997" table:style-name="ce56">
            <text:p><text:s/>(-) <text:s/>1 997</text:p>
          </table:table-cell>
          <table:table-cell office:value-type="float" office:value="8991" table:style-name="ce56">
            <text:p><text:s text:c="2"/>8 991</text:p>
          </table:table-cell>
          <table:table-cell office:value-type="float" office:value="94433" table:style-name="ce56">
            <text:p><text:s text:c="2"/>94 43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21" table:style-name="ce56">
            <text:p><text:s/>(-) <text:s text:c="2"/>321</text:p>
          </table:table-cell>
          <table:table-cell office:value-type="float" office:value="-260" table:style-name="ce56">
            <text:p><text:s/>(-) <text:s text:c="2"/>260</text:p>
          </table:table-cell>
          <table:table-cell office:value-type="float" office:value="21410" table:style-name="ce56">
            <text:p><text:s text:c="2"/>21 41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348" table:style-name="ce56">
            <text:p><text:s/>(-) <text:s/>1 348</text:p>
          </table:table-cell>
          <table:table-cell office:value-type="float" office:value="-1307" table:style-name="ce56">
            <text:p><text:s/>(-) <text:s/>1 307</text:p>
          </table:table-cell>
          <table:table-cell office:value-type="float" office:value="31307" table:style-name="ce56">
            <text:p><text:s text:c="2"/>31 30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5687" table:style-name="ce57">
            <text:p><text:s text:c="2"/>5 6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78" table:style-name="ce57">
            <text:p><text:s text:c="2"/>3 6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6" table:style-name="ce57">
            <text:p><text:s text:c="2"/>1 346</text:p>
          </table:table-cell>
          <table:table-cell office:value-type="float" office:value="10711" table:style-name="ce57">
            <text:p><text:s text:c="2"/>10 711</text:p>
          </table:table-cell>
          <table:table-cell office:value-type="float" office:value="68733" table:style-name="ce57">
            <text:p><text:s text:c="2"/>68 73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8494" table:style-name="ce57">
            <text:p><text:s text:c="2"/>8 4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2" table:style-name="ce57">
            <text:p><text:s text:c="3"/>152</text:p>
          </table:table-cell>
          <table:table-cell office:value-type="float" office:value="8646" table:style-name="ce57">
            <text:p><text:s text:c="2"/>8 646</text:p>
          </table:table-cell>
          <table:table-cell office:value-type="float" office:value="12680" table:style-name="ce57">
            <text:p><text:s text:c="2"/>12 68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4844" table:style-name="ce57">
            <text:p><text:s text:c="2"/>24 8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9" table:style-name="ce57">
            <text:p><text:s text:c="3"/>239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-2170" table:style-name="ce57">
            <text:p><text:s/>(-) <text:s/>2 170</text:p>
          </table:table-cell>
          <table:table-cell office:value-type="float" office:value="22994" table:style-name="ce57">
            <text:p><text:s text:c="2"/>22 994</text:p>
          </table:table-cell>
          <table:table-cell office:value-type="float" office:value="108422" table:style-name="ce57">
            <text:p><text:s text:c="2"/>108 42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9492" table:style-name="ce57">
            <text:p><text:s text:c="2"/>19 4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4" table:style-name="ce57">
            <text:p><text:s text:c="3"/>4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0357" table:style-name="ce57">
            <text:p><text:s text:c="2"/>20 357</text:p>
          </table:table-cell>
          <table:table-cell office:value-type="float" office:value="62254" table:style-name="ce57">
            <text:p><text:s text:c="2"/>62 2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2" table:style-name="ce57">
            <text:p><text:s/>(-) <text:s text:c="2"/>112</text:p>
          </table:table-cell>
          <table:table-cell office:value-type="float" office:value="-77" table:style-name="ce57">
            <text:p><text:s/>(-) <text:s text:c="2"/>77</text:p>
          </table:table-cell>
          <table:table-cell office:value-type="float" office:value="6856" table:style-name="ce57">
            <text:p><text:s text:c="2"/>6 85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386" table:style-name="ce56">
            <text:p><text:s text:c="2"/>5 3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133" table:style-name="ce56">
            <text:p><text:s text:c="2"/>17 133</text:p>
          </table:table-cell>
          <table:table-cell office:value-type="float" office:value="9442" table:style-name="ce56">
            <text:p><text:s text:c="2"/>9 442</text:p>
          </table:table-cell>
          <table:table-cell office:value-type="float" office:value="-420" table:style-name="ce56">
            <text:p><text:s/>(-) <text:s text:c="2"/>420</text:p>
          </table:table-cell>
          <table:table-cell office:value-type="float" office:value="31541" table:style-name="ce56">
            <text:p><text:s text:c="2"/>31 541</text:p>
          </table:table-cell>
          <table:table-cell office:value-type="float" office:value="129884" table:style-name="ce56">
            <text:p><text:s text:c="2"/>129 88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471" table:style-name="ce56">
            <text:p><text:s text:c="3"/>4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031" table:style-name="ce56">
            <text:p><text:s/>(-) <text:s/>1 031</text:p>
          </table:table-cell>
          <table:table-cell office:value-type="float" office:value="-560" table:style-name="ce56">
            <text:p><text:s/>(-) <text:s text:c="2"/>560</text:p>
          </table:table-cell>
          <table:table-cell office:value-type="float" office:value="19321" table:style-name="ce56">
            <text:p><text:s text:c="2"/>19 32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420" table:style-name="ce56">
            <text:p><text:s text:c="3"/>4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085" table:style-name="ce56">
            <text:p><text:s text:c="2"/>20 085</text:p>
          </table:table-cell>
          <table:table-cell office:value-type="float" office:value="16543" table:style-name="ce56">
            <text:p><text:s text:c="2"/>16 543</text:p>
          </table:table-cell>
          <table:table-cell office:value-type="float" office:value="-438" table:style-name="ce56">
            <text:p><text:s/>(-) <text:s text:c="2"/>438</text:p>
          </table:table-cell>
          <table:table-cell office:value-type="float" office:value="36610" table:style-name="ce56">
            <text:p><text:s text:c="2"/>36 610</text:p>
          </table:table-cell>
          <table:table-cell office:value-type="float" office:value="53401" table:style-name="ce56">
            <text:p><text:s text:c="2"/>53 4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931" table:style-name="ce56">
            <text:p><text:s text:c="3"/>9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0459" table:style-name="ce56">
            <text:p><text:s text:c="2"/>50 459</text:p>
          </table:table-cell>
          <table:table-cell office:value-type="float" office:value="27391" table:style-name="ce56">
            <text:p><text:s text:c="2"/>27 391</text:p>
          </table:table-cell>
          <table:table-cell office:value-type="float" office:value="-1874" table:style-name="ce56">
            <text:p><text:s/>(-) <text:s/>1 874</text:p>
          </table:table-cell>
          <table:table-cell office:value-type="float" office:value="76907" table:style-name="ce56">
            <text:p><text:s text:c="2"/>76 907</text:p>
          </table:table-cell>
          <table:table-cell office:value-type="float" office:value="97365" table:style-name="ce56">
            <text:p><text:s text:c="2"/>97 36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254" table:style-name="ce56">
            <text:p><text:s text:c="2"/>1 2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803" table:style-name="ce56">
            <text:p><text:s text:c="2"/>4 803</text:p>
          </table:table-cell>
          <table:table-cell office:value-type="float" office:value="14355" table:style-name="ce56">
            <text:p><text:s text:c="2"/>14 355</text:p>
          </table:table-cell>
          <table:table-cell office:value-type="float" office:value="-363" table:style-name="ce56">
            <text:p><text:s/>(-) <text:s text:c="2"/>363</text:p>
          </table:table-cell>
          <table:table-cell office:value-type="float" office:value="20049" table:style-name="ce56">
            <text:p><text:s text:c="2"/>20 049</text:p>
          </table:table-cell>
          <table:table-cell office:value-type="float" office:value="28737" table:style-name="ce56">
            <text:p><text:s text:c="2"/>28 73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857" table:style-name="ce57">
            <text:p><text:s text:c="2"/>6 8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38" table:style-name="ce57">
            <text:p><text:s text:c="2"/>4 038</text:p>
          </table:table-cell>
          <table:table-cell office:value-type="float" office:value="21357" table:style-name="ce57">
            <text:p><text:s text:c="2"/>21 357</text:p>
          </table:table-cell>
          <table:table-cell office:value-type="float" office:value="-403" table:style-name="ce57">
            <text:p><text:s/>(-) <text:s text:c="2"/>403</text:p>
          </table:table-cell>
          <table:table-cell office:value-type="float" office:value="31849" table:style-name="ce57">
            <text:p><text:s text:c="2"/>31 849</text:p>
          </table:table-cell>
          <table:table-cell office:value-type="float" office:value="89314" table:style-name="ce57">
            <text:p><text:s text:c="2"/>89 31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02" table:style-name="ce57">
            <text:p><text:s text:c="3"/>5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768" table:style-name="ce57">
            <text:p><text:s text:c="2"/>35 768</text:p>
          </table:table-cell>
          <table:table-cell office:value-type="float" office:value="1645" table:style-name="ce57">
            <text:p><text:s text:c="2"/>1 645</text:p>
          </table:table-cell>
          <table:table-cell office:value-type="float" office:value="296" table:style-name="ce57">
            <text:p><text:s text:c="3"/>296</text:p>
          </table:table-cell>
          <table:table-cell office:value-type="float" office:value="38211" table:style-name="ce57">
            <text:p><text:s text:c="2"/>38 211</text:p>
          </table:table-cell>
          <table:table-cell office:value-type="float" office:value="39973" table:style-name="ce57">
            <text:p><text:s text:c="2"/>39 97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714" table:style-name="ce57">
            <text:p><text:s text:c="2"/>1 7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7" table:style-name="ce57">
            <text:p><text:s text:c="3"/>267</text:p>
          </table:table-cell>
          <table:table-cell office:value-type="float" office:value="22490" table:style-name="ce57">
            <text:p><text:s text:c="2"/>22 490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24513" table:style-name="ce57">
            <text:p><text:s text:c="2"/>24 513</text:p>
          </table:table-cell>
          <table:table-cell office:value-type="float" office:value="28547" table:style-name="ce57">
            <text:p><text:s text:c="2"/>28 54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4981" table:style-name="ce57">
            <text:p><text:s text:c="2"/>4 9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55" table:style-name="ce57">
            <text:p><text:s text:c="2"/>13 455</text:p>
          </table:table-cell>
          <table:table-cell office:value-type="float" office:value="-487" table:style-name="ce57">
            <text:p><text:s/>(-) <text:s text:c="2"/>487</text:p>
          </table:table-cell>
          <table:table-cell office:value-type="float" office:value="17949" table:style-name="ce57">
            <text:p><text:s text:c="2"/>17 949</text:p>
          </table:table-cell>
          <table:table-cell office:value-type="float" office:value="24590" table:style-name="ce57">
            <text:p><text:s text:c="2"/>24 59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1390" table:style-name="ce57">
            <text:p><text:s text:c="2"/>11 3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36" table:style-name="ce57">
            <text:p><text:s text:c="2"/>6 736</text:p>
          </table:table-cell>
          <table:table-cell office:value-type="float" office:value="74908" table:style-name="ce57">
            <text:p><text:s text:c="2"/>74 908</text:p>
          </table:table-cell>
          <table:table-cell office:value-type="float" office:value="-1603" table:style-name="ce57">
            <text:p><text:s/>(-) <text:s/>1 603</text:p>
          </table:table-cell>
          <table:table-cell office:value-type="float" office:value="91431" table:style-name="ce57">
            <text:p><text:s text:c="2"/>91 431</text:p>
          </table:table-cell>
          <table:table-cell office:value-type="float" office:value="146174" table:style-name="ce57">
            <text:p><text:s text:c="2"/>146 1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0138" table:style-name="ce56">
            <text:p><text:s text:c="2"/>10 1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7131" table:style-name="ce56">
            <text:p><text:s text:c="2"/>127 131</text:p>
          </table:table-cell>
          <table:table-cell office:value-type="float" office:value="44420" table:style-name="ce56">
            <text:p><text:s text:c="2"/>44 420</text:p>
          </table:table-cell>
          <table:table-cell office:value-type="float" office:value="-8950" table:style-name="ce56">
            <text:p><text:s/>(-) <text:s/>8 950</text:p>
          </table:table-cell>
          <table:table-cell office:value-type="float" office:value="172739" table:style-name="ce56">
            <text:p><text:s text:c="2"/>172 739</text:p>
          </table:table-cell>
          <table:table-cell office:value-type="float" office:value="174883" table:style-name="ce56">
            <text:p><text:s text:c="2"/>174 88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8471" table:style-name="ce56">
            <text:p><text:s text:c="2"/>8 4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2" table:style-name="ce56">
            <text:p><text:s text:c="2"/>1 372</text:p>
          </table:table-cell>
          <table:table-cell office:value-type="float" office:value="28355" table:style-name="ce56">
            <text:p><text:s text:c="2"/>28 355</text:p>
          </table:table-cell>
          <table:table-cell office:value-type="float" office:value="-2979" table:style-name="ce56">
            <text:p><text:s/>(-) <text:s/>2 979</text:p>
          </table:table-cell>
          <table:table-cell office:value-type="float" office:value="35219" table:style-name="ce56">
            <text:p><text:s text:c="2"/>35 219</text:p>
          </table:table-cell>
          <table:table-cell office:value-type="float" office:value="39804" table:style-name="ce56">
            <text:p><text:s text:c="2"/>39 80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3280" table:style-name="ce56">
            <text:p><text:s text:c="2"/>13 2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15" table:style-name="ce56">
            <text:p><text:s/>(-) <text:s text:c="2"/>115</text:p>
          </table:table-cell>
          <table:table-cell office:value-type="float" office:value="13165" table:style-name="ce56">
            <text:p><text:s text:c="2"/>13 165</text:p>
          </table:table-cell>
          <table:table-cell office:value-type="float" office:value="109825" table:style-name="ce56">
            <text:p><text:s text:c="2"/>109 82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21239" table:style-name="ce56">
            <text:p><text:s text:c="2"/>21 2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449" table:style-name="ce56">
            <text:p><text:s text:c="2"/>17 449</text:p>
          </table:table-cell>
          <table:table-cell office:value-type="float" office:value="20243" table:style-name="ce56">
            <text:p><text:s text:c="2"/>20 243</text:p>
          </table:table-cell>
          <table:table-cell office:value-type="float" office:value="1053" table:style-name="ce56">
            <text:p><text:s text:c="2"/>1 053</text:p>
          </table:table-cell>
          <table:table-cell office:value-type="float" office:value="59984" table:style-name="ce56">
            <text:p><text:s text:c="2"/>59 984</text:p>
          </table:table-cell>
          <table:table-cell office:value-type="float" office:value="78794" table:style-name="ce56">
            <text:p><text:s text:c="2"/>78 7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523" table:style-name="ce56">
            <text:p><text:s text:c="2"/>1 5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943" table:style-name="ce56">
            <text:p><text:s text:c="2"/>57 943</text:p>
          </table:table-cell>
          <table:table-cell office:value-type="float" office:value="12074" table:style-name="ce56">
            <text:p><text:s text:c="2"/>12 074</text:p>
          </table:table-cell>
          <table:table-cell office:value-type="float" office:value="-1312" table:style-name="ce56">
            <text:p><text:s/>(-) <text:s/>1 312</text:p>
          </table:table-cell>
          <table:table-cell office:value-type="float" office:value="70228" table:style-name="ce56">
            <text:p><text:s text:c="2"/>70 228</text:p>
          </table:table-cell>
          <table:table-cell office:value-type="float" office:value="74062" table:style-name="ce56">
            <text:p><text:s text:c="2"/>74 06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223" table:style-name="ce57">
            <text:p><text:s text:c="2"/>2 2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010" table:style-name="ce57">
            <text:p><text:s text:c="2"/>42 010</text:p>
          </table:table-cell>
          <table:table-cell office:value-type="float" office:value="9365" table:style-name="ce57">
            <text:p><text:s text:c="2"/>9 365</text:p>
          </table:table-cell>
          <table:table-cell office:value-type="float" office:value="980" table:style-name="ce57">
            <text:p><text:s text:c="3"/>980</text:p>
          </table:table-cell>
          <table:table-cell office:value-type="float" office:value="54578" table:style-name="ce57">
            <text:p><text:s text:c="2"/>54 578</text:p>
          </table:table-cell>
          <table:table-cell office:value-type="float" office:value="93183" table:style-name="ce57">
            <text:p><text:s text:c="2"/>93 18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675" table:style-name="ce57">
            <text:p><text:s text:c="2"/>1 6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8" table:style-name="ce57">
            <text:p><text:s text:c="3"/>318</text:p>
          </table:table-cell>
          <table:table-cell office:value-type="float" office:value="10479" table:style-name="ce57">
            <text:p><text:s text:c="2"/>10 47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72" table:style-name="ce57">
            <text:p><text:s text:c="2"/>12 472</text:p>
          </table:table-cell>
          <table:table-cell office:value-type="float" office:value="80656" table:style-name="ce57">
            <text:p><text:s text:c="2"/>80 65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831" table:style-name="ce57">
            <text:p><text:s text:c="2"/>71 8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831" table:style-name="ce57">
            <text:p><text:s text:c="2"/>71 831</text:p>
          </table:table-cell>
          <table:table-cell office:value-type="float" office:value="233703" table:style-name="ce57">
            <text:p><text:s text:c="2"/>233 70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115" table:style-name="ce57">
            <text:p><text:s text:c="2"/>24 1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" table:style-name="ce57">
            <text:p><text:s text:c="3"/>405</text:p>
          </table:table-cell>
          <table:table-cell office:value-type="float" office:value="24524" table:style-name="ce57">
            <text:p><text:s text:c="2"/>24 524</text:p>
          </table:table-cell>
          <table:table-cell office:value-type="float" office:value="66026" table:style-name="ce57">
            <text:p><text:s text:c="2"/>66 02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68" table:style-name="ce57">
            <text:p><text:s text:c="3"/>1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5376" table:style-name="ce57">
            <text:p><text:s text:c="2"/>315 3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5544" table:style-name="ce57">
            <text:p><text:s text:c="2"/>315 544</text:p>
          </table:table-cell>
          <table:table-cell office:value-type="float" office:value="358796" table:style-name="ce57">
            <text:p><text:s text:c="2"/>358 79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8714" table:style-name="ce56">
            <text:p><text:s text:c="2"/>118 7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8714" table:style-name="ce56">
            <text:p><text:s text:c="2"/>118 714</text:p>
          </table:table-cell>
          <table:table-cell office:value-type="float" office:value="142882" table:style-name="ce56">
            <text:p><text:s text:c="2"/>142 8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172" table:style-name="ce56">
            <text:p><text:s text:c="2"/>3 1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9209" table:style-name="ce56">
            <text:p><text:s text:c="2"/>99 2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2381" table:style-name="ce56">
            <text:p><text:s text:c="2"/>102 381</text:p>
          </table:table-cell>
          <table:table-cell office:value-type="float" office:value="142715" table:style-name="ce56">
            <text:p><text:s text:c="2"/>142 71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06" table:style-name="ce56">
            <text:p><text:s text:c="3"/>10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043" table:style-name="ce56">
            <text:p><text:s text:c="2"/>39 0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149" table:style-name="ce56">
            <text:p><text:s text:c="2"/>39 149</text:p>
          </table:table-cell>
          <table:table-cell office:value-type="float" office:value="59089" table:style-name="ce56">
            <text:p><text:s text:c="2"/>59 08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837" table:style-name="ce56">
            <text:p><text:s text:c="2"/>3 8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37" table:style-name="ce56">
            <text:p><text:s text:c="2"/>3 837</text:p>
          </table:table-cell>
          <table:table-cell office:value-type="float" office:value="41013" table:style-name="ce56">
            <text:p><text:s text:c="2"/>41 0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968" table:style-name="ce56">
            <text:p><text:s text:c="3"/>9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96" table:style-name="ce56">
            <text:p><text:s text:c="2"/>1 49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64" table:style-name="ce56">
            <text:p><text:s text:c="2"/>2 464</text:p>
          </table:table-cell>
          <table:table-cell office:value-type="float" office:value="148187" table:style-name="ce56">
            <text:p><text:s text:c="2"/>148 1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97" table:style-name="ce57">
            <text:p><text:s text:c="3"/>3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047" table:style-name="ce57">
            <text:p><text:s text:c="2"/>81 0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444" table:style-name="ce57">
            <text:p><text:s text:c="2"/>81 444</text:p>
          </table:table-cell>
          <table:table-cell office:value-type="float" office:value="95398" table:style-name="ce57">
            <text:p><text:s text:c="2"/>95 3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4921" table:style-name="ce57">
            <text:p><text:s text:c="2"/>4 9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69" table:style-name="ce57">
            <text:p><text:s text:c="2"/>1 7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90" table:style-name="ce57">
            <text:p><text:s text:c="2"/>6 690</text:p>
          </table:table-cell>
          <table:table-cell office:value-type="float" office:value="26960" table:style-name="ce57">
            <text:p><text:s text:c="2"/>26 96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846" table:style-name="ce57">
            <text:p><text:s text:c="2"/>5 8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68" table:style-name="ce57">
            <text:p><text:s text:c="2"/>10 16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14" table:style-name="ce57">
            <text:p><text:s text:c="2"/>16 014</text:p>
          </table:table-cell>
          <table:table-cell office:value-type="float" office:value="46517" table:style-name="ce57">
            <text:p><text:s text:c="2"/>46 51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7277" table:style-name="ce57">
            <text:p><text:s text:c="2"/>7 2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755" table:style-name="ce57">
            <text:p><text:s text:c="2"/>23 7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32" table:style-name="ce57">
            <text:p><text:s text:c="2"/>31 032</text:p>
          </table:table-cell>
          <table:table-cell office:value-type="float" office:value="96779" table:style-name="ce57">
            <text:p><text:s text:c="2"/>96 77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0" table:style-name="ce57">
            <text:p><text:s text:c="2"/>2 2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81" table:style-name="ce57">
            <text:p><text:s text:c="2"/>2 281</text:p>
          </table:table-cell>
          <table:table-cell office:value-type="float" office:value="22449" table:style-name="ce57">
            <text:p><text:s text:c="2"/>22 44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645" table:style-name="ce56">
            <text:p><text:s text:c="2"/>4 6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608" table:style-name="ce56">
            <text:p><text:s text:c="2"/>10 60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253" table:style-name="ce56">
            <text:p><text:s text:c="2"/>15 253</text:p>
          </table:table-cell>
          <table:table-cell office:value-type="float" office:value="42497" table:style-name="ce56">
            <text:p><text:s text:c="2"/>42 49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3412" table:style-name="ce56">
            <text:p><text:s text:c="2"/>3 4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8290" table:style-name="ce56">
            <text:p><text:s text:c="2"/>198 29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1702" table:style-name="ce56">
            <text:p><text:s text:c="2"/>201 702</text:p>
          </table:table-cell>
          <table:table-cell office:value-type="float" office:value="238570" table:style-name="ce56">
            <text:p><text:s text:c="2"/>238 5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725" table:style-name="ce56">
            <text:p><text:s text:c="3"/>7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877" table:style-name="ce56">
            <text:p><text:s text:c="2"/>16 87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7702" table:style-name="ce56">
            <text:p><text:s text:c="2"/>17 702</text:p>
          </table:table-cell>
          <table:table-cell office:value-type="float" office:value="30521" table:style-name="ce56">
            <text:p><text:s text:c="2"/>30 52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334" table:style-name="ce56">
            <text:p><text:s text:c="3"/>33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40" table:style-name="ce56">
            <text:p><text:s text:c="2"/>1 7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74" table:style-name="ce56">
            <text:p><text:s text:c="2"/>2 074</text:p>
          </table:table-cell>
          <table:table-cell office:value-type="float" office:value="46493" table:style-name="ce56">
            <text:p><text:s text:c="2"/>46 49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951" table:style-name="ce56">
            <text:p><text:s text:c="3"/>95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975" table:style-name="ce56">
            <text:p><text:s text:c="2"/>115 9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6926" table:style-name="ce56">
            <text:p><text:s text:c="2"/>116 926</text:p>
          </table:table-cell>
          <table:table-cell office:value-type="float" office:value="198195" table:style-name="ce56">
            <text:p><text:s text:c="2"/>198 19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2746" table:style-name="ce57">
            <text:p><text:s text:c="2"/>2 7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6" table:style-name="ce57">
            <text:p><text:s text:c="3"/>436</text:p>
          </table:table-cell>
          <table:table-cell office:value-type="float" office:value="60156" table:style-name="ce57">
            <text:p><text:s text:c="2"/>60 156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63393" table:style-name="ce57">
            <text:p><text:s text:c="2"/>63 393</text:p>
          </table:table-cell>
          <table:table-cell office:value-type="float" office:value="129341" table:style-name="ce57">
            <text:p><text:s text:c="2"/>129 34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11192" table:style-name="ce57">
            <text:p><text:s text:c="2"/>11 192</text:p>
          </table:table-cell>
          <table:table-cell office:value-type="float" office:value="1761" table:style-name="ce57">
            <text:p><text:s text:c="2"/>1 7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2386" table:style-name="ce57">
            <text:p><text:s text:c="2"/>252 3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5339" table:style-name="ce57">
            <text:p><text:s text:c="2"/>265 339</text:p>
          </table:table-cell>
          <table:table-cell office:value-type="float" office:value="580006" table:style-name="ce57">
            <text:p><text:s text:c="2"/>580 00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5159" table:style-name="ce57">
            <text:p><text:s text:c="2"/>5 1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5991" table:style-name="ce57">
            <text:p><text:s text:c="2"/>85 9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150" table:style-name="ce57">
            <text:p><text:s text:c="2"/>91 150</text:p>
          </table:table-cell>
          <table:table-cell office:value-type="float" office:value="188902" table:style-name="ce57">
            <text:p><text:s text:c="2"/>188 90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9221" table:style-name="ce57">
            <text:p><text:s text:c="2"/>369 2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9221" table:style-name="ce57">
            <text:p><text:s text:c="2"/>369 221</text:p>
          </table:table-cell>
          <table:table-cell office:value-type="float" office:value="369221" table:style-name="ce57">
            <text:p><text:s text:c="2"/>369 221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0625" table:style-name="ce24">
            <text:p>1062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3810" table:style-name="ce24">
            <text:p>1381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4435" table:style-name="ce57">
            <text:p><text:s text:c="2"/>24 435</text:p>
          </table:table-cell>
          <table:table-cell office:value-type="float" office:value="189348" table:style-name="ce57">
            <text:p><text:s text:c="2"/>189 34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39" table:style-name="ce56">
            <text:p><text:s text:c="2"/>43 9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3939" table:style-name="ce56">
            <text:p><text:s text:c="2"/>43 939</text:p>
          </table:table-cell>
          <table:table-cell office:value-type="float" office:value="46794" table:style-name="ce56">
            <text:p><text:s text:c="2"/>46 79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763" table:style-name="ce56">
            <text:p><text:s text:c="2"/>10 7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60" table:style-name="ce56">
            <text:p><text:s text:c="3"/>560</text:p>
          </table:table-cell>
          <table:table-cell office:value-type="float" office:value="3322" table:style-name="ce56">
            <text:p><text:s text:c="2"/>3 3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645" table:style-name="ce56">
            <text:p><text:s text:c="2"/>14 645</text:p>
          </table:table-cell>
          <table:table-cell office:value-type="float" office:value="69228" table:style-name="ce56">
            <text:p><text:s text:c="2"/>69 22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077" table:style-name="ce56">
            <text:p><text:s text:c="2"/>2 07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24" table:style-name="ce56">
            <text:p><text:s text:c="2"/>1 5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01" table:style-name="ce56">
            <text:p><text:s text:c="2"/>3 601</text:p>
          </table:table-cell>
          <table:table-cell office:value-type="float" office:value="116010" table:style-name="ce56">
            <text:p><text:s text:c="2"/>116 01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859" table:style-name="ce56">
            <text:p><text:s text:c="2"/>2 8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75" table:style-name="ce56">
            <text:p><text:s text:c="2"/>3 8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34" table:style-name="ce56">
            <text:p><text:s text:c="2"/>6 734</text:p>
          </table:table-cell>
          <table:table-cell office:value-type="float" office:value="103321" table:style-name="ce56">
            <text:p><text:s text:c="2"/>103 3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047" table:style-name="ce56">
            <text:p><text:s text:c="2"/>3 0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428" table:style-name="ce56">
            <text:p><text:s text:c="2"/>25 428</text:p>
          </table:table-cell>
          <table:table-cell office:value-type="float" office:value="2501" table:style-name="ce56">
            <text:p><text:s text:c="2"/>2 5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976" table:style-name="ce56">
            <text:p><text:s text:c="2"/>30 976</text:p>
          </table:table-cell>
          <table:table-cell office:value-type="float" office:value="86819" table:style-name="ce56">
            <text:p><text:s text:c="2"/>86 81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103" table:style-name="ce57">
            <text:p><text:s text:c="2"/>4 1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43" table:style-name="ce57">
            <text:p><text:s text:c="2"/>8 6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746" table:style-name="ce57">
            <text:p><text:s text:c="2"/>12 746</text:p>
          </table:table-cell>
          <table:table-cell office:value-type="float" office:value="119640" table:style-name="ce57">
            <text:p><text:s text:c="2"/>119 64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4" table:style-name="ce57">
            <text:p><text:s text:c="3"/>3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4" table:style-name="ce57">
            <text:p><text:s text:c="3"/>394</text:p>
          </table:table-cell>
          <table:table-cell office:value-type="float" office:value="38278" table:style-name="ce57">
            <text:p><text:s text:c="2"/>38 27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874" table:style-name="ce57">
            <text:p><text:s text:c="2"/>602 8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874" table:style-name="ce57">
            <text:p><text:s text:c="2"/>602 874</text:p>
          </table:table-cell>
          <table:table-cell office:value-type="float" office:value="602874" table:style-name="ce57">
            <text:p><text:s text:c="2"/>602 874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74" table:style-name="ce57">
            <text:p><text:s text:c="2"/>13 2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74" table:style-name="ce57">
            <text:p><text:s text:c="2"/>13 274</text:p>
          </table:table-cell>
          <table:table-cell office:value-type="float" office:value="13274" table:style-name="ce57">
            <text:p><text:s text:c="2"/>13 274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3162" table:style-name="ce57">
            <text:p><text:s text:c="2"/>263 1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3162" table:style-name="ce57">
            <text:p><text:s text:c="2"/>263 162</text:p>
          </table:table-cell>
          <table:table-cell office:value-type="float" office:value="263162" table:style-name="ce57">
            <text:p><text:s text:c="2"/>263 16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4369" table:style-name="ce56">
            <text:p><text:s text:c="2"/>94 3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4423" table:style-name="ce56">
            <text:p><text:s text:c="2"/>94 423</text:p>
          </table:table-cell>
          <table:table-cell office:value-type="float" office:value="105590" table:style-name="ce56">
            <text:p><text:s text:c="2"/>105 59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5933" table:style-name="ce56">
            <text:p><text:s text:c="2"/>165 9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5933" table:style-name="ce56">
            <text:p><text:s text:c="2"/>165 933</text:p>
          </table:table-cell>
          <table:table-cell office:value-type="float" office:value="165933" table:style-name="ce56">
            <text:p><text:s text:c="2"/>165 933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158" table:style-name="ce56">
            <text:p><text:s text:c="3"/>158</text:p>
          </table:table-cell>
          <table:table-cell office:value-type="float" office:value="33286" table:style-name="ce56">
            <text:p><text:s text:c="2"/>33 286</text:p>
          </table:table-cell>
          <table:table-cell office:value-type="float" office:value="7232" table:style-name="ce56">
            <text:p><text:s text:c="2"/>7 232</text:p>
          </table:table-cell>
          <table:table-cell office:value-type="float" office:value="152249" table:style-name="ce56">
            <text:p><text:s text:c="2"/>152 2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2925" table:style-name="ce56">
            <text:p><text:s text:c="2"/>192 925</text:p>
          </table:table-cell>
          <table:table-cell office:value-type="float" office:value="212795" table:style-name="ce56">
            <text:p><text:s text:c="2"/>212 79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239" table:style-name="ce56">
            <text:p><text:s text:c="2"/>1 23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793" table:style-name="ce56">
            <text:p><text:s text:c="2"/>5 793</text:p>
          </table:table-cell>
          <table:table-cell office:value-type="float" office:value="23997" table:style-name="ce56">
            <text:p><text:s text:c="2"/>23 9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029" table:style-name="ce56">
            <text:p><text:s text:c="2"/>31 029</text:p>
          </table:table-cell>
          <table:table-cell office:value-type="float" office:value="36209" table:style-name="ce56">
            <text:p><text:s text:c="2"/>36 20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275" table:style-name="ce56">
            <text:p><text:s text:c="2"/>41 275</text:p>
          </table:table-cell>
          <table:table-cell office:value-type="float" office:value="31343" table:style-name="ce56">
            <text:p><text:s text:c="2"/>31 34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618" table:style-name="ce56">
            <text:p><text:s text:c="2"/>72 618</text:p>
          </table:table-cell>
          <table:table-cell office:value-type="float" office:value="77730" table:style-name="ce56">
            <text:p><text:s text:c="2"/>77 73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99" table:style-name="ce57">
            <text:p><text:s text:c="2"/>9 3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99" table:style-name="ce57">
            <text:p><text:s text:c="2"/>9 399</text:p>
          </table:table-cell>
          <table:table-cell office:value-type="float" office:value="25820" table:style-name="ce57">
            <text:p><text:s text:c="2"/>25 82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781" table:style-name="ce57">
            <text:p><text:s text:c="2"/>36 7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781" table:style-name="ce57">
            <text:p><text:s text:c="2"/>36 781</text:p>
          </table:table-cell>
          <table:table-cell office:value-type="float" office:value="40226" table:style-name="ce57">
            <text:p><text:s text:c="2"/>40 22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327" table:style-name="ce57">
            <text:p><text:s text:c="2"/>59 3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327" table:style-name="ce57">
            <text:p><text:s text:c="2"/>59 327</text:p>
          </table:table-cell>
          <table:table-cell office:value-type="float" office:value="59327" table:style-name="ce57">
            <text:p><text:s text:c="2"/>59 327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679773" table:style-name="ce49">
            <text:p><text:s text:c="2"/>679 773</text:p>
          </table:table-cell>
          <table:table-cell office:value-type="float" office:value="1090973" table:style-name="ce49">
            <text:p><text:s/>1 090 973</text:p>
          </table:table-cell>
          <table:table-cell office:value-type="float" office:value="79728" table:style-name="ce49">
            <text:p><text:s text:c="2"/>79 728</text:p>
          </table:table-cell>
          <table:table-cell office:value-type="float" office:value="3441647" table:style-name="ce49">
            <text:p><text:s/>3 441 647</text:p>
          </table:table-cell>
          <table:table-cell office:value-type="float" office:value="988284" table:style-name="ce49">
            <text:p><text:s text:c="2"/>988 284</text:p>
          </table:table-cell>
          <table:table-cell office:value-type="float" office:value="-28309" table:style-name="ce49">
            <text:p><text:s/>(-) <text:s/>28 309</text:p>
          </table:table-cell>
          <table:table-cell office:value-type="float" office:value="6252096" table:style-name="ce49">
            <text:p><text:s/>6 252 096</text:p>
          </table:table-cell>
          <table:table-cell office:value-type="float" office:value="10897270" table:style-name="ce49">
            <text:p><text:s/>10 897 270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3Z</dc:date>
    <meta:print-date>2007-02-01T11:21:41Z</meta:print-date>
  </office:meta>
</office:document-meta>
</file>